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19121.743333333" calcext:value-type="float">
            <text:p><text:s/>219,122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34821" calcext:value-type="float">
            <text:p><text:s/>334,821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5111540.4411111" calcext:value-type="float">
            <text:p><text:s/>15,111,540 <text:s/></text:p>
          </table:table-cell>
          <table:table-cell table:style-name="ce50" office:value-type="float" office:value="3748278" calcext:value-type="float">
            <text:p><text:s/>3,748,278 <text:s/></text:p>
          </table:table-cell>
          <table:table-cell table:style-name="ce50" office:value-type="float" office:value="18344167" calcext:value-type="float">
            <text:p><text:s/>18,344,167 <text:s/></text:p>
          </table:table-cell>
          <table:table-cell table:style-name="ce50" office:value-type="float" office:value="47053" calcext:value-type="float">
            <text:p><text:s/>47,0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7238" calcext:value-type="float">
            <text:p><text:s/>237,2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807.333333333333" calcext:value-type="float">
            <text:p><text:s/>8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38" calcext:value-type="float">
            <text:p><text:s/>1,0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456060.973022222" calcext:value-type="float">
            <text:p><text:s/>456,061 <text:s/></text:p>
          </table:table-cell>
          <table:table-cell table:style-name="ce50" office:value-type="float" office:value="-106797" calcext:value-type="float">
            <text:p><text:s/>-106,797 <text:s/></text:p>
          </table:table-cell>
          <table:table-cell table:style-name="ce50" office:value-type="float" office:value="625637" calcext:value-type="float">
            <text:p><text:s/>625,6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3398.8496" calcext:value-type="float">
            <text:p><text:s/>123,3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4873793.8780889" calcext:value-type="float">
            <text:p><text:s/>14,873,794 <text:s/></text:p>
          </table:table-cell>
          <table:table-cell table:style-name="ce51" office:value-type="float" office:value="3855075" calcext:value-type="float">
            <text:p><text:s/>3,855,075 <text:s/></text:p>
          </table:table-cell>
          <table:table-cell table:style-name="ce51" office:value-type="float" office:value="18053351" calcext:value-type="float">
            <text:p><text:s/>18,053,351 <text:s/></text:p>
          </table:table-cell>
          <table:table-cell table:style-name="ce51" office:value-type="float" office:value="47053" calcext:value-type="float">
            <text:p><text:s/>47,05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2801.1504" calcext:value-type="float">
            <text:p><text:s/>112,80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104186.188" calcext:value-type="float">
            <text:p><text:s/>104,186 <text:s/></text:p>
          </table:table-cell>
          <table:table-cell table:style-name="ce51" office:value-type="float" office:value="127186" calcext:value-type="float">
            <text:p><text:s/>127,18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6585.976" calcext:value-type="float">
            <text:p><text:s/>6,58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3504767.1886593" calcext:value-type="float">
            <text:p><text:s/>13,504,767 <text:s/></text:p>
          </table:table-cell>
          <table:table-cell table:style-name="ce50" office:value-type="float" office:value="3727889" calcext:value-type="float">
            <text:p><text:s/>3,727,889 <text:s/></text:p>
          </table:table-cell>
          <table:table-cell table:style-name="ce50" office:value-type="float" office:value="13104916.0405812" calcext:value-type="float">
            <text:p><text:s/>13,104,9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39448.0816" calcext:value-type="float">
            <text:p><text:s/>2,339,4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940318.01777778" calcext:value-type="float">
            <text:p><text:s/>2,940,318 <text:s/></text:p>
          </table:table-cell>
          <table:table-cell table:style-name="ce50" office:value-type="float" office:value="3727889" calcext:value-type="float">
            <text:p><text:s/>3,727,889 <text:s/></text:p>
          </table:table-cell>
          <table:table-cell table:style-name="ce50" office:value-type="float" office:value="48369" calcext:value-type="float">
            <text:p><text:s/>48,3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1947686.28405556" calcext:value-type="float">
            <text:p><text:s/>1,947,6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8819.91" calcext:value-type="float">
            <text:p><text:s/>168,8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39448.0816" calcext:value-type="float">
            <text:p><text:s/>2,339,4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7169850.21777778" calcext:value-type="float">
            <text:p><text:s/>7,169,8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13558" calcext:value-type="float">
            <text:p><text:s/>11,313,5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446912.6690482" calcext:value-type="float">
            <text:p><text:s/>1,446,91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574169.13058122" calcext:value-type="float">
            <text:p><text:s/>1,574,16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688669.28111111" calcext:value-type="float">
            <text:p><text:s/>3,688,6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877601" calcext:value-type="float">
            <text:p><text:s/>2,877,6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688669.28111111" calcext:value-type="float">
            <text:p><text:s/>3,688,6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877601" calcext:value-type="float">
            <text:p><text:s/>2,877,60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66770.728222222" calcext:value-type="float">
            <text:p><text:s/>566,7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9.16222222222222" calcext:value-type="float">
            <text:p><text:s/>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74535.284333333" calcext:value-type="float">
            <text:p><text:s/>274,53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92226.281666667" calcext:value-type="float">
            <text:p><text:s/>292,22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5713.3047555556" calcext:value-type="float">
            <text:p><text:s/>15,71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888.1744" calcext:value-type="float">
            <text:p><text:s/>1,88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371025.74956291" calcext:value-type="float">
            <text:p><text:s/>4,371,02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948420.95941878" calcext:value-type="float">
            <text:p><text:s/>4,948,421 <text:s/></text:p>
          </table:table-cell>
          <table:table-cell table:style-name="ce52" office:value-type="float" office:value="47053" calcext:value-type="float">
            <text:p><text:s/>47,053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42479.9184" calcext:value-type="float">
            <text:p><text:s/>642,48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115844.49400735" calcext:value-type="float">
            <text:p><text:s/>4,115,84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948420.95941878" calcext:value-type="float">
            <text:p><text:s/>4,948,42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362114.9184" calcext:value-type="float">
            <text:p><text:s/>362,115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114035.60956291" calcext:value-type="float">
            <text:p><text:s/>4,114,0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945656.95941878" calcext:value-type="float">
            <text:p><text:s/>4,945,6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2114.9184" calcext:value-type="float">
            <text:p><text:s/>362,11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604.052222222222" calcext:value-type="float">
            <text:p><text:s/>6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23" calcext:value-type="float">
            <text:p><text:s/>9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2835.9941137252" calcext:value-type="float">
            <text:p><text:s/>92,8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568.48306308" calcext:value-type="float">
            <text:p><text:s/>137,5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84049.631960698" calcext:value-type="float">
            <text:p><text:s/>284,0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0914.26770498" calcext:value-type="float">
            <text:p><text:s/>420,9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042235.30317738" calcext:value-type="float">
            <text:p><text:s/>1,042,2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4098.20865072" calcext:value-type="float">
            <text:p><text:s/>1,544,09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35319.077807971" calcext:value-type="float">
            <text:p><text:s/>135,3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0307.84543943" calcext:value-type="float">
            <text:p><text:s/>200,3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41805.4044444444" calcext:value-type="float">
            <text:p>( 41,80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1883" calcext:value-type="float">
            <text:p>( 61,883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93513.673363526" calcext:value-type="float">
            <text:p>( 93,51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8424.84543943" calcext:value-type="float">
            <text:p>( 138,42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21997.122414813" calcext:value-type="float">
            <text:p><text:s/>321,9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76750.47725877" calcext:value-type="float">
            <text:p><text:s/>476,7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81329.475176814" calcext:value-type="float">
            <text:p><text:s/>581,3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61554.88595252" calcext:value-type="float">
            <text:p><text:s/>861,55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3589.62777777778" calcext:value-type="float">
            <text:p><text:s/>3,590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5485" calcext:value-type="float">
            <text:p><text:s/>5,48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1591.60888888889" calcext:value-type="float">
            <text:p><text:s/>1,5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32" calcext:value-type="float">
            <text:p><text:s/>2,4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17322.13555556" calcext:value-type="float">
            <text:p><text:s/>1,917,3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39721" calcext:value-type="float">
            <text:p><text:s/>2,839,7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" calcext:value-type="float">
            <text:p><text:s/>1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799167.25333333" calcext:value-type="float">
            <text:p><text:s/>1,799,1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64656" calcext:value-type="float">
            <text:p><text:s/>2,664,6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18154.882222222" calcext:value-type="float">
            <text:p><text:s/>118,1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5065" calcext:value-type="float">
            <text:p><text:s/>175,0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9" calcext:value-type="float">
            <text:p><text:s/>11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74871.883644444" calcext:value-type="float">
            <text:p><text:s/>774,8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61320.9184" calcext:value-type="float">
            <text:p><text:s/>361,3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72554.105866667" calcext:value-type="float">
            <text:p><text:s/>772,5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58340.9184" calcext:value-type="float">
            <text:p><text:s/>358,34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317.77777777778" calcext:value-type="float">
            <text:p><text:s/>2,3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980" calcext:value-type="float">
            <text:p><text:s/>2,9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17.222222222222" calcext:value-type="float">
            <text:p><text:s/>51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54" office:value-type="float" office:value="665" calcext:value-type="float">
            <text:p><text:s/>665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7.77777777777778" calcext:value-type="float">
            <text:p><text:s/>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808.88444444444" calcext:value-type="float">
            <text:p><text:s/>1,80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64" calcext:value-type="float">
            <text:p><text:s/>2,76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808.88444444444" calcext:value-type="float">
            <text:p><text:s/>1,80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764" calcext:value-type="float">
            <text:p><text:s/>2,76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55181.255555556" calcext:value-type="float">
            <text:p><text:s/>255,1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053" calcext:value-type="float">
            <text:p><text:s/>47,0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365" calcext:value-type="float">
            <text:p><text:s/>280,3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55181.255555556" calcext:value-type="float">
            <text:p><text:s/>255,18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053" calcext:value-type="float">
            <text:p><text:s/>47,0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365" calcext:value-type="float">
            <text:p><text:s/>280,3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7660937.093361" calcext:value-type="float">
            <text:p><text:s/>37,660,93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957096.093361" calcext:value-type="float">
            <text:p><text:s/>35,957,09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703841" calcext:value-type="float">
            <text:p><text:s/>1,703,84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1121901.705" calcext:value-type="float">
            <text:p><text:s/>31,121,90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1121901.705" calcext:value-type="float">
            <text:p><text:s/>31,121,90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539035.388361" calcext:value-type="float">
            <text:p><text:s/>6,539,03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835194.388361" calcext:value-type="float">
            <text:p><text:s/>4,835,19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703841" calcext:value-type="float">
            <text:p><text:s/>1,703,841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72013" calcext:value-type="float">
            <text:p><text:s/>72,013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039404.7137205" calcext:value-type="float">
            <text:p><text:s/>34,039,405 <text:s/></text:p>
          </table:table-cell>
          <table:table-cell table:style-name="ce50" office:value-type="float" office:value="26516534" calcext:value-type="float">
            <text:p><text:s/>26,516,5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8109.154" calcext:value-type="float">
            <text:p><text:s/>1,698,1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5527.090805716" calcext:value-type="float">
            <text:p><text:s/>925,52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08674.26666667" calcext:value-type="float">
            <text:p><text:s/>2,208,6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1909.333333333" calcext:value-type="float">
            <text:p><text:s/>881,9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66262.177706024" calcext:value-type="float">
            <text:p><text:s/>-166,262 <text:s/></text:p>
          </table:table-cell>
          <table:table-cell table:style-name="ce50" office:value-type="float" office:value="547334" calcext:value-type="float">
            <text:p><text:s/>547,3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2264.388" calcext:value-type="float">
            <text:p><text:s/>112,26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0261569.2006208" calcext:value-type="float">
            <text:p><text:s/>30,261,569 <text:s/></text:p>
          </table:table-cell>
          <table:table-cell table:style-name="ce51" office:value-type="float" office:value="26041213" calcext:value-type="float">
            <text:p><text:s/>26,041,21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85844.766" calcext:value-type="float">
            <text:p><text:s/>1,585,84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6066.79709368" calcext:value-type="float">
            <text:p><text:s/>2,196,0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809.992" calcext:value-type="float">
            <text:p><text:s/>17,8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18250" calcext:value-type="float">
            <text:p><text:s/>218,250 <text:s/></text:p>
          </table:table-cell>
          <table:table-cell table:style-name="ce50" office:value-type="float" office:value="2680210" calcext:value-type="float">
            <text:p><text:s/>2,680,210 <text:s/></text:p>
          </table:table-cell>
          <table:table-cell table:style-name="ce50" office:value-type="float" office:value="204380" calcext:value-type="float">
            <text:p><text:s/>204,380 <text:s/></text:p>
          </table:table-cell>
          <table:table-cell table:style-name="ce50" office:value-type="float" office:value="31426585.4837086" calcext:value-type="float">
            <text:p><text:s/>31,426,585 <text:s/></text:p>
          </table:table-cell>
          <table:table-cell table:style-name="ce50" office:value-type="float" office:value="26041213" calcext:value-type="float">
            <text:p><text:s/>26,041,2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041213" calcext:value-type="float">
            <text:p><text:s/>26,041,2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63346.97777778" calcext:value-type="float">
            <text:p><text:s/>5,063,3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18250" calcext:value-type="float">
            <text:p><text:s/>218,250 <text:s/></text:p>
          </table:table-cell>
          <table:table-cell table:style-name="ce51" office:value-type="float" office:value="2680210" calcext:value-type="float">
            <text:p><text:s/>2,680,210 <text:s/></text:p>
          </table:table-cell>
          <table:table-cell table:style-name="ce51" office:value-type="float" office:value="204380" calcext:value-type="float">
            <text:p><text:s/>204,380 <text:s/></text:p>
          </table:table-cell>
          <table:table-cell table:style-name="ce51" office:value-type="float" office:value="322025.505930806" calcext:value-type="float">
            <text:p><text:s/>322,02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298757" calcext:value-type="float">
            <text:p><text:s/>1,298,757 <text:s/></text:p>
          </table:table-cell>
          <table:table-cell table:style-name="ce50" office:value-type="float" office:value="8589829" calcext:value-type="float">
            <text:p><text:s/>8,589,829 <text:s/></text:p>
          </table:table-cell>
          <table:table-cell table:style-name="ce50" office:value-type="float" office:value="495313" calcext:value-type="float">
            <text:p><text:s/>495,313 <text:s/></text:p>
          </table:table-cell>
          <table:table-cell table:style-name="ce50" office:value-type="float" office:value="28219597.2708481" calcext:value-type="float">
            <text:p><text:s/>28,219,5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0206" calcext:value-type="float">
            <text:p><text:s/>910,206 <text:s/></text:p>
          </table:table-cell>
          <table:table-cell table:style-name="ce50" office:value-type="float" office:value="920956.258" calcext:value-type="float">
            <text:p><text:s/>920,95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298757" calcext:value-type="float">
            <text:p><text:s/>1,298,757 <text:s/></text:p>
          </table:table-cell>
          <table:table-cell table:style-name="ce50" office:value-type="float" office:value="8589829" calcext:value-type="float">
            <text:p><text:s/>8,589,829 <text:s/></text:p>
          </table:table-cell>
          <table:table-cell table:style-name="ce50" office:value-type="float" office:value="495313" calcext:value-type="float">
            <text:p><text:s/>495,313 <text:s/></text:p>
          </table:table-cell>
          <table:table-cell table:style-name="ce50" office:value-type="float" office:value="27620919.5768676" calcext:value-type="float">
            <text:p><text:s/>27,620,9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0206" calcext:value-type="float">
            <text:p><text:s/>910,206 <text:s/></text:p>
          </table:table-cell>
          <table:table-cell table:style-name="ce50" office:value-type="float" office:value="740162.887416127" calcext:value-type="float">
            <text:p><text:s/>740,16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98677.693980445" calcext:value-type="float">
            <text:p><text:s/>598,67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80793.370583873" calcext:value-type="float">
            <text:p><text:s/>180,79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21283" calcext:value-type="float">
            <text:p><text:s/>321,283 <text:s/></text:p>
          </table:table-cell>
          <table:table-cell table:style-name="ce50" office:value-type="float" office:value="4448592" calcext:value-type="float">
            <text:p><text:s/>4,448,592 <text:s/></text:p>
          </table:table-cell>
          <table:table-cell table:style-name="ce50" office:value-type="float" office:value="157790" calcext:value-type="float">
            <text:p><text:s/>157,790 <text:s/></text:p>
          </table:table-cell>
          <table:table-cell table:style-name="ce50" office:value-type="float" office:value="1362790.51422334" calcext:value-type="float">
            <text:p><text:s/>1,362,79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0206" calcext:value-type="float">
            <text:p><text:s/>910,206 <text:s/></text:p>
          </table:table-cell>
          <table:table-cell table:style-name="ce50" office:value-type="float" office:value="9297.916" calcext:value-type="float">
            <text:p><text:s/>9,29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.488888888889" calcext:value-type="float">
            <text:p><text:s/>23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59370" calcext:value-type="float">
            <text:p><text:s/>159,370 <text:s/></text:p>
          </table:table-cell>
          <table:table-cell table:style-name="ce50" office:value-type="float" office:value="1938937" calcext:value-type="float">
            <text:p><text:s/>1,938,937 <text:s/></text:p>
          </table:table-cell>
          <table:table-cell table:style-name="ce50" office:value-type="float" office:value="157790" calcext:value-type="float">
            <text:p><text:s/>157,790 <text:s/></text:p>
          </table:table-cell>
          <table:table-cell table:style-name="ce50" office:value-type="float" office:value="10529.2" calcext:value-type="float">
            <text:p><text:s/>10,52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61913" calcext:value-type="float">
            <text:p><text:s/>161,913 <text:s/></text:p>
          </table:table-cell>
          <table:table-cell table:style-name="ce50" office:value-type="float" office:value="2509655" calcext:value-type="float">
            <text:p><text:s/>2,509,65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6.88888888889" calcext:value-type="float">
            <text:p><text:s/>2,33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8608.2697789" calcext:value-type="float">
            <text:p><text:s/>1,348,6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0206" calcext:value-type="float">
            <text:p><text:s/>910,206 <text:s/></text:p>
          </table:table-cell>
          <table:table-cell table:style-name="ce50" office:value-type="float" office:value="9297.916" calcext:value-type="float">
            <text:p><text:s/>9,29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0.6" calcext:value-type="float">
            <text:p><text:s/>9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2.0666666666667" calcext:value-type="float">
            <text:p><text:s/>9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3367" calcext:value-type="float">
            <text:p><text:s/>3,367 <text:s/></text:p>
          </table:table-cell>
          <table:table-cell table:style-name="ce52" office:value-type="float" office:value="122495" calcext:value-type="float">
            <text:p><text:s/>122,495 <text:s/></text:p>
          </table:table-cell>
          <table:table-cell table:style-name="ce52" office:value-type="float" office:value="10103" calcext:value-type="float">
            <text:p><text:s/>10,10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55857" calcext:value-type="float">
            <text:p><text:s/>755,857 <text:s/></text:p>
          </table:table-cell>
          <table:table-cell table:style-name="ce52" office:value-type="float" office:value="1338532" calcext:value-type="float">
            <text:p><text:s/>1,338,532 <text:s/></text:p>
          </table:table-cell>
          <table:table-cell table:style-name="ce52" office:value-type="float" office:value="123040" calcext:value-type="float">
            <text:p><text:s/>123,040 <text:s/></text:p>
          </table:table-cell>
          <table:table-cell table:style-name="ce52" office:value-type="float" office:value="23495723.6764433" calcext:value-type="float">
            <text:p><text:s/>23,495,724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479693.116" calcext:value-type="float">
            <text:p><text:s/>2,479,69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55857" calcext:value-type="float">
            <text:p><text:s/>755,857 <text:s/></text:p>
          </table:table-cell>
          <table:table-cell table:style-name="ce52" office:value-type="float" office:value="1338532" calcext:value-type="float">
            <text:p><text:s/>1,338,532 <text:s/></text:p>
          </table:table-cell>
          <table:table-cell table:style-name="ce52" office:value-type="float" office:value="123040" calcext:value-type="float">
            <text:p><text:s/>123,040 <text:s/></text:p>
          </table:table-cell>
          <table:table-cell table:style-name="ce52" office:value-type="float" office:value="18405197.268437" calcext:value-type="float">
            <text:p><text:s/>18,405,197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479693.116" calcext:value-type="float">
            <text:p><text:s/>2,479,6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55857" calcext:value-type="float">
            <text:p><text:s/>755,857 <text:s/></text:p>
          </table:table-cell>
          <table:table-cell table:style-name="ce50" office:value-type="float" office:value="1338532" calcext:value-type="float">
            <text:p><text:s/>1,338,532 <text:s/></text:p>
          </table:table-cell>
          <table:table-cell table:style-name="ce50" office:value-type="float" office:value="123040" calcext:value-type="float">
            <text:p><text:s/>123,040 <text:s/></text:p>
          </table:table-cell>
          <table:table-cell table:style-name="ce50" office:value-type="float" office:value="6132832.17103141" calcext:value-type="float">
            <text:p><text:s/>6,132,8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8831.326" calcext:value-type="float">
            <text:p><text:s/>608,8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413.6139711111" calcext:value-type="float">
            <text:p><text:s/>35,4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7.924" calcext:value-type="float">
            <text:p><text:s/>4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7853.666318217" calcext:value-type="float">
            <text:p><text:s/>497,8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50.504" calcext:value-type="float">
            <text:p><text:s/>3,1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5411.2491217" calcext:value-type="float">
            <text:p><text:s/>1,055,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5.808" calcext:value-type="float">
            <text:p><text:s/>5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853.6666666667" calcext:value-type="float">
            <text:p><text:s/>29,8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90.60776777778" calcext:value-type="float">
            <text:p><text:s/>9,7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3.266" calcext:value-type="float">
            <text:p><text:s/>3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9994.367887623" calcext:value-type="float">
            <text:p><text:s/>479,9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36.152" calcext:value-type="float">
            <text:p><text:s/>2,7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27.11780444444" calcext:value-type="float">
            <text:p><text:s/>8,0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472.624" calcext:value-type="float">
            <text:p><text:s/>7,4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35745.9103128" calcext:value-type="float">
            <text:p><text:s/>1,235,74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27.206" calcext:value-type="float">
            <text:p><text:s/>2,6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5163.61571274" calcext:value-type="float">
            <text:p><text:s/>1,215,1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627.206" calcext:value-type="float">
            <text:p><text:s/>2,6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90294.81576796" calcext:value-type="float">
            <text:p>( 1,190,29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627.206" calcext:value-type="float">
            <text:p>( 2,62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868.7999447796" calcext:value-type="float">
            <text:p>( 24,86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582.2946159942" calcext:value-type="float">
            <text:p><text:s/>20,5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1592622449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982.384601111" calcext:value-type="float">
            <text:p><text:s/>135,9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56.166" calcext:value-type="float">
            <text:p><text:s/>5,0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771.100993333" calcext:value-type="float">
            <text:p><text:s/>119,77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134.244" calcext:value-type="float">
            <text:p><text:s/>13,13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69897.462858844" calcext:value-type="float">
            <text:p><text:s/>269,89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5016.502" calcext:value-type="float">
            <text:p><text:s/>25,0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6469.620976667" calcext:value-type="float">
            <text:p><text:s/>726,4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4284.354" calcext:value-type="float">
            <text:p><text:s/>114,2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2088.21212" calcext:value-type="float">
            <text:p><text:s/>152,0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265.608" calcext:value-type="float">
            <text:p><text:s/>8,2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74381.408856667" calcext:value-type="float">
            <text:p><text:s/>574,38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6018.746" calcext:value-type="float">
            <text:p><text:s/>106,01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1439.8966444445" calcext:value-type="float">
            <text:p>( 51,44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7111.48" calcext:value-type="float">
            <text:p>( 27,111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92035.755433333" calcext:value-type="float">
            <text:p>( 292,036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7842.14" calcext:value-type="float">
            <text:p>( 17,84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55857" calcext:value-type="float">
            <text:p><text:s/>755,857 <text:s/></text:p>
          </table:table-cell>
          <table:table-cell table:style-name="ce50" office:value-type="float" office:value="1338532" calcext:value-type="float">
            <text:p><text:s/>1,338,532 <text:s/></text:p>
          </table:table-cell>
          <table:table-cell table:style-name="ce50" office:value-type="float" office:value="123040" calcext:value-type="float">
            <text:p><text:s/>123,040 <text:s/></text:p>
          </table:table-cell>
          <table:table-cell table:style-name="ce50" office:value-type="float" office:value="851978.66841" calcext:value-type="float">
            <text:p><text:s/>851,9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1400.894" calcext:value-type="float">
            <text:p><text:s/>61,4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55857" calcext:value-type="float">
            <text:p><text:s/>755,857 <text:s/></text:p>
          </table:table-cell>
          <table:table-cell table:style-name="ce50" office:value-type="float" office:value="1338532" calcext:value-type="float">
            <text:p><text:s/>1,338,532 <text:s/></text:p>
          </table:table-cell>
          <table:table-cell table:style-name="ce50" office:value-type="float" office:value="123040" calcext:value-type="float">
            <text:p><text:s/>123,040 <text:s/></text:p>
          </table:table-cell>
          <table:table-cell table:style-name="ce50" office:value-type="float" office:value="782188.33306" calcext:value-type="float">
            <text:p><text:s/>782,1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2176.204" calcext:value-type="float">
            <text:p><text:s/>52,1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790.33535" calcext:value-type="float">
            <text:p><text:s/>69,7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24.69" calcext:value-type="float">
            <text:p><text:s/>9,2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47.333333333333" calcext:value-type="float">
            <text:p>( 14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753.2419211111" calcext:value-type="float">
            <text:p><text:s/>92,7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679.454" calcext:value-type="float">
            <text:p><text:s/>16,67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7457.5672044444" calcext:value-type="float">
            <text:p><text:s/>17,45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8.584" calcext:value-type="float">
            <text:p><text:s/>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840.7324577778" calcext:value-type="float">
            <text:p><text:s/>69,8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237.512" calcext:value-type="float">
            <text:p><text:s/>11,2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548.0815755556" calcext:value-type="float">
            <text:p><text:s/>67,5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25.868" calcext:value-type="float">
            <text:p><text:s/>5,4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0733.121293333" calcext:value-type="float">
            <text:p><text:s/>280,7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9204.264" calcext:value-type="float">
            <text:p><text:s/>339,20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.466666666667" calcext:value-type="float">
            <text:p><text:s/>1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8141.522222222" calcext:value-type="float">
            <text:p><text:s/>148,1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65205.03333333" calcext:value-type="float">
            <text:p><text:s/>8,965,2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6784.277777778" calcext:value-type="float">
            <text:p><text:s/>136,7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89590.93333333" calcext:value-type="float">
            <text:p><text:s/>8,489,59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510.7555555556" calcext:value-type="float">
            <text:p><text:s/>49,51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9319.066666667" calcext:value-type="float">
            <text:p><text:s/>289,3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0693.688888889" calcext:value-type="float">
            <text:p><text:s/>950,69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18.73333333333" calcext:value-type="float">
            <text:p><text:s/>2,31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48374.955555556" calcext:value-type="float">
            <text:p><text:s/>948,37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7225.488888889" calcext:value-type="float">
            <text:p><text:s/>977,2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558.922222222" calcext:value-type="float">
            <text:p><text:s/>144,5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70.7" calcext:value-type="float">
            <text:p><text:s/>8,8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892.17777777778" calcext:value-type="float">
            <text:p><text:s/>8,89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51.47777777778" calcext:value-type="float">
            <text:p><text:s/>3,1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13.4" calcext:value-type="float">
            <text:p><text:s/>4,3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77506.311111111" calcext:value-type="float">
            <text:p><text:s/>677,5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9932.5" calcext:value-type="float">
            <text:p><text:s/>129,93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79240.88629444" calcext:value-type="float">
            <text:p><text:s/>1,379,241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70861.79" calcext:value-type="float">
            <text:p><text:s/>1,870,8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90526.40800631" calcext:value-type="float">
            <text:p><text:s/>5,090,5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90526.40800631" calcext:value-type="float">
            <text:p><text:s/>5,090,52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02310.82" calcext:value-type="float">
            <text:p>( 2,402,31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2374960.759571" calcext:value-type="float">
            <text:p><text:s/>22,374,96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621400.677" calcext:value-type="float">
            <text:p><text:s/>20,621,40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753560.082571" calcext:value-type="float">
            <text:p><text:s/>1,753,56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16504" calcext:value-type="float">
            <text:p><text:s/>3,016,504 <text:s/></text:p>
          </table:table-cell>
          <table:table-cell table:style-name="ce50" office:value-type="float" office:value="1388861" calcext:value-type="float">
            <text:p><text:s/>1,388,86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4338.602891501" calcext:value-type="float">
            <text:p><text:s/>174,3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0" calcext:value-type="float">
            <text:p><text:s/>21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03" calcext:value-type="float">
            <text:p><text:s/>203 <text:s/></text:p>
          </table:table-cell>
          <table:table-cell table:style-name="ce50" office:value-type="float" office:value="991945" calcext:value-type="float">
            <text:p><text:s/>991,94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5115.697108499" calcext:value-type="float">
            <text:p><text:s/>185,116 <text:s/></text:p>
          </table:table-cell>
          <table:table-cell table:style-name="ce50" office:value-type="float" office:value="-325601" calcext:value-type="float">
            <text:p><text:s/>-325,601 <text:s/></text:p>
          </table:table-cell>
          <table:table-cell table:style-name="ce50" office:value-type="float" office:value="74191.1980677188" calcext:value-type="float">
            <text:p><text:s/>74,191 <text:s/></text:p>
          </table:table-cell>
          <table:table-cell table:style-name="ce50" office:value-type="float" office:value="-674" calcext:value-type="float">
            <text:p><text:s/>-674 <text:s/></text:p>
          </table:table-cell>
          <table:table-cell table:style-name="ce50" office:value-type="float" office:value="-95024.8524661852" calcext:value-type="float">
            <text:p><text:s/>-95,025 <text:s/></text:p>
          </table:table-cell>
          <table:table-cell table:style-name="ce50" office:value-type="float" office:value="69706.8524661852" calcext:value-type="float">
            <text:p><text:s/>69,707 <text:s/></text:p>
          </table:table-cell>
          <table:table-cell table:style-name="ce50" office:value-type="float" office:value="147883" calcext:value-type="float">
            <text:p><text:s/>147,88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359454.3" calcext:value-type="float">
            <text:p><text:s/>-359,454 <text:s/></text:p>
          </table:table-cell>
          <table:table-cell table:style-name="ce51" office:value-type="float" office:value="3342105" calcext:value-type="float">
            <text:p><text:s/>3,342,105 <text:s/></text:p>
          </table:table-cell>
          <table:table-cell table:style-name="ce51" office:value-type="float" office:value="1314669.80193228" calcext:value-type="float">
            <text:p><text:s/>1,314,670 <text:s/></text:p>
          </table:table-cell>
          <table:table-cell table:style-name="ce51" office:value-type="float" office:value="674" calcext:value-type="float">
            <text:p><text:s/>674 <text:s/></text:p>
          </table:table-cell>
          <table:table-cell table:style-name="ce51" office:value-type="float" office:value="94821.8524661852" calcext:value-type="float">
            <text:p><text:s/>94,822 <text:s/></text:p>
          </table:table-cell>
          <table:table-cell table:style-name="ce51" office:value-type="float" office:value="-1061861.85246619" calcext:value-type="float">
            <text:p><text:s/>-1,061,862 <text:s/></text:p>
          </table:table-cell>
          <table:table-cell table:style-name="ce51" office:value-type="float" office:value="-147883" calcext:value-type="float">
            <text:p><text:s/>-147,8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223" calcext:value-type="float">
            <text:p><text:s/>36,223 <text:s/></text:p>
          </table:table-cell>
          <table:table-cell table:style-name="ce50" office:value-type="float" office:value="70801" calcext:value-type="float">
            <text:p><text:s/>70,801 <text:s/></text:p>
          </table:table-cell>
          <table:table-cell table:style-name="ce50" office:value-type="float" office:value="37537.8019322812" calcext:value-type="float">
            <text:p><text:s/>37,538 <text:s/></text:p>
          </table:table-cell>
          <table:table-cell table:style-name="ce50" office:value-type="float" office:value="3488" calcext:value-type="float">
            <text:p><text:s/>3,488 <text:s/></text:p>
          </table:table-cell>
          <table:table-cell table:style-name="ce50" office:value-type="float" office:value="713.929305638671" calcext:value-type="float">
            <text:p><text:s/>714 <text:s/></text:p>
          </table:table-cell>
          <table:table-cell table:style-name="ce50" office:value-type="float" office:value="6194.07069436133" calcext:value-type="float">
            <text:p><text:s/>6,194 <text:s/></text:p>
          </table:table-cell>
          <table:table-cell table:style-name="ce50" office:value-type="float" office:value="168700" calcext:value-type="float">
            <text:p><text:s/>168,70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67882.4" calcext:value-type="float">
            <text:p><text:s/>3,167,882 <text:s/></text:p>
          </table:table-cell>
          <table:table-cell table:style-name="ce50" office:value-type="float" office:value="3256784" calcext:value-type="float">
            <text:p><text:s/>3,256,784 <text:s/></text:p>
          </table:table-cell>
          <table:table-cell table:style-name="ce50" office:value-type="float" office:value="1354296" calcext:value-type="float">
            <text:p><text:s/>1,354,296 <text:s/></text:p>
          </table:table-cell>
          <table:table-cell table:style-name="ce50" office:value-type="float" office:value="14758" calcext:value-type="float">
            <text:p><text:s/>14,758 <text:s/></text:p>
          </table:table-cell>
          <table:table-cell table:style-name="ce50" office:value-type="float" office:value="189885.076839453" calcext:value-type="float">
            <text:p><text:s/>189,885 <text:s/></text:p>
          </table:table-cell>
          <table:table-cell table:style-name="ce50" office:value-type="float" office:value="1221203.92316055" calcext:value-type="float">
            <text:p><text:s/>1,221,204 <text:s/></text:p>
          </table:table-cell>
          <table:table-cell table:style-name="ce50" office:value-type="float" office:value="349944" calcext:value-type="float">
            <text:p><text:s/>349,9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67882.4" calcext:value-type="float">
            <text:p><text:s/>3,167,882 <text:s/></text:p>
          </table:table-cell>
          <table:table-cell table:style-name="ce50" office:value-type="float" office:value="2882676.52102564" calcext:value-type="float">
            <text:p><text:s/>2,882,677 <text:s/></text:p>
          </table:table-cell>
          <table:table-cell table:style-name="ce50" office:value-type="float" office:value="1179749.80415442" calcext:value-type="float">
            <text:p><text:s/>1,179,750 <text:s/></text:p>
          </table:table-cell>
          <table:table-cell table:style-name="ce50" office:value-type="float" office:value="14758" calcext:value-type="float">
            <text:p><text:s/>14,758 <text:s/></text:p>
          </table:table-cell>
          <table:table-cell table:style-name="ce50" office:value-type="float" office:value="189885.076839453" calcext:value-type="float">
            <text:p><text:s/>189,885 <text:s/></text:p>
          </table:table-cell>
          <table:table-cell table:style-name="ce50" office:value-type="float" office:value="1221203.92316055" calcext:value-type="float">
            <text:p><text:s/>1,221,204 <text:s/></text:p>
          </table:table-cell>
          <table:table-cell table:style-name="ce50" office:value-type="float" office:value="349944" calcext:value-type="float">
            <text:p><text:s/>349,94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74107.478974359" calcext:value-type="float">
            <text:p><text:s/>374,107 <text:s/></text:p>
          </table:table-cell>
          <table:table-cell table:style-name="ce51" office:value-type="float" office:value="174546.195845579" calcext:value-type="float">
            <text:p><text:s/>174,54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8" calcext:value-type="float">
            <text:p><text:s/>138 <text:s/></text:p>
          </table:table-cell>
          <table:table-cell table:style-name="ce50" office:value-type="float" office:value="3889" calcext:value-type="float">
            <text:p><text:s/>3,889 <text:s/></text:p>
          </table:table-cell>
          <table:table-cell table:style-name="ce50" office:value-type="float" office:value="1460" calcext:value-type="float">
            <text:p><text:s/>1,460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" calcext:value-type="float">
            <text:p><text:s/>53 <text:s/></text:p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8" calcext:value-type="float">
            <text:p><text:s/>138 <text:s/></text:p>
          </table:table-cell>
          <table:table-cell table:style-name="ce50" office:value-type="float" office:value="2668" calcext:value-type="float">
            <text:p><text:s/>2,668 <text:s/></text:p>
          </table:table-cell>
          <table:table-cell table:style-name="ce50" office:value-type="float" office:value="1200" calcext:value-type="float">
            <text:p><text:s/>1,200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3" calcext:value-type="float">
            <text:p><text:s/>53 <text:s/></text:p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3" calcext:value-type="float">
            <text:p><text:s/>1,143 <text:s/></text:p>
          </table:table-cell>
          <table:table-cell table:style-name="ce50" office:value-type="float" office:value="251" calcext:value-type="float">
            <text:p><text:s/>25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9" calcext:value-type="float">
            <text:p><text:s/>69 <text:s/></text:p>
          </table:table-cell>
          <table:table-cell table:style-name="ce51" office:value-type="float" office:value="7" calcext:value-type="float">
            <text:p><text:s/>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72067.1" calcext:value-type="float">
            <text:p><text:s/>2,772,067 <text:s/></text:p>
          </table:table-cell>
          <table:table-cell table:style-name="ce52" office:value-type="float" office:value="6524199" calcext:value-type="float">
            <text:p><text:s/>6,524,199 <text:s/></text:p>
          </table:table-cell>
          <table:table-cell table:style-name="ce52" office:value-type="float" office:value="2629968" calcext:value-type="float">
            <text:p><text:s/>2,629,968 <text:s/></text:p>
          </table:table-cell>
          <table:table-cell table:style-name="ce52" office:value-type="float" office:value="11938" calcext:value-type="float">
            <text:p><text:s/>11,938 <text:s/></text:p>
          </table:table-cell>
          <table:table-cell table:style-name="ce52" office:value-type="float" office:value="283993" calcext:value-type="float">
            <text:p><text:s/>283,993 <text:s/></text:p>
          </table:table-cell>
          <table:table-cell table:style-name="ce52" office:value-type="float" office:value="153095" calcext:value-type="float">
            <text:p><text:s/>153,095 <text:s/></text:p>
          </table:table-cell>
          <table:table-cell table:style-name="ce52" office:value-type="float" office:value="33345" calcext:value-type="float">
            <text:p><text:s/>33,34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70" calcext:value-type="float">
            <text:p><text:s/>170 <text:s/></text:p>
          </table:table-cell>
          <table:table-cell table:style-name="ce52" office:value-type="float" office:value="6524199" calcext:value-type="float">
            <text:p><text:s/>6,524,199 <text:s/></text:p>
          </table:table-cell>
          <table:table-cell table:style-name="ce52" office:value-type="float" office:value="2629968" calcext:value-type="float">
            <text:p><text:s/>2,629,968 <text:s/></text:p>
          </table:table-cell>
          <table:table-cell table:style-name="ce52" office:value-type="float" office:value="11938" calcext:value-type="float">
            <text:p><text:s/>11,938 <text:s/></text:p>
          </table:table-cell>
          <table:table-cell table:style-name="ce52" office:value-type="float" office:value="283993" calcext:value-type="float">
            <text:p><text:s/>283,993 <text:s/></text:p>
          </table:table-cell>
          <table:table-cell table:style-name="ce52" office:value-type="float" office:value="153095" calcext:value-type="float">
            <text:p><text:s/>153,095 <text:s/></text:p>
          </table:table-cell>
          <table:table-cell table:style-name="ce52" office:value-type="float" office:value="33345" calcext:value-type="float">
            <text:p><text:s/>33,3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0" calcext:value-type="float">
            <text:p><text:s/>170 <text:s/></text:p>
          </table:table-cell>
          <table:table-cell table:style-name="ce50" office:value-type="float" office:value="13280" calcext:value-type="float">
            <text:p><text:s/>13,280 <text:s/></text:p>
          </table:table-cell>
          <table:table-cell table:style-name="ce50" office:value-type="float" office:value="6585" calcext:value-type="float">
            <text:p><text:s/>6,58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26" calcext:value-type="float">
            <text:p><text:s/>5,8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37" calcext:value-type="float">
            <text:p><text:s/>1,137 <text:s/></text:p>
          </table:table-cell>
          <table:table-cell table:style-name="ce50" office:value-type="float" office:value="102" calcext:value-type="float">
            <text:p><text:s/>10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5" calcext:value-type="float">
            <text:p><text:s/>7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2" calcext:value-type="float">
            <text:p><text:s/>282 <text:s/></text:p>
          </table:table-cell>
          <table:table-cell table:style-name="ce50" office:value-type="float" office:value="43" calcext:value-type="float">
            <text:p><text:s/>4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" calcext:value-type="float">
            <text:p><text:s/>46 <text:s/></text:p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" calcext:value-type="float">
            <text:p><text:s/>69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4" calcext:value-type="float">
            <text:p><text:s/>484 <text:s/></text:p>
          </table:table-cell>
          <table:table-cell table:style-name="ce50" office:value-type="float" office:value="37" calcext:value-type="float">
            <text:p><text:s/>3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" calcext:value-type="float">
            <text:p><text:s/>1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" calcext:value-type="float">
            <text:p><text:s/>32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" calcext:value-type="float">
            <text:p><text:s/>247 <text:s/></text:p>
          </table:table-cell>
          <table:table-cell table:style-name="ce50" office:value-type="float" office:value="39" calcext:value-type="float">
            <text:p><text:s/>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" calcext:value-type="float">
            <text:p><text:s/>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" calcext:value-type="float">
            <text:p><text:s/>247 <text:s/></text:p>
          </table:table-cell>
          <table:table-cell table:style-name="ce50" office:value-type="float" office:value="39" calcext:value-type="float">
            <text:p><text:s/>3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" calcext:value-type="float">
            <text:p><text:s/>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47" calcext:value-type="float">
            <text:p>( 247 <text:s/>)</text:p>
          </table:table-cell>
          <table:table-cell table:style-name="ce53" office:value-type="float" office:value="39" calcext:value-type="float">
            <text:p>( 39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3" calcext:value-type="float">
            <text:p>( 53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20" calcext:value-type="float">
            <text:p><text:s/>320 <text:s/></text:p>
          </table:table-cell>
          <table:table-cell table:style-name="ce50" office:value-type="float" office:value="27" calcext:value-type="float">
            <text:p><text:s/>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" calcext:value-type="float">
            <text:p><text:s/>93 <text:s/></text:p>
          </table:table-cell>
          <table:table-cell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41" calcext:value-type="float">
            <text:p><text:s/>341 <text:s/></text:p>
          </table:table-cell>
          <table:table-cell table:style-name="ce54" office:value-type="float" office:value="50" calcext:value-type="float">
            <text:p><text:s/>50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1" calcext:value-type="float">
            <text:p><text:s/>251 <text:s/></text:p>
          </table:table-cell>
          <table:table-cell table:style-name="ce50" office:value-type="float" office:value="22" calcext:value-type="float">
            <text:p><text:s/>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" calcext:value-type="float">
            <text:p><text:s/>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7" calcext:value-type="float">
            <text:p><text:s/>167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" calcext:value-type="float">
            <text:p><text:s/>84 <text:s/></text:p>
          </table:table-cell>
          <table:table-cell table:style-name="ce50" office:value-type="float" office:value="16" calcext:value-type="float">
            <text:p><text:s/>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" calcext:value-type="float">
            <text:p><text:s/>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" calcext:value-type="float">
            <text:p>( 12 <text:s/>)</text:p>
          </table:table-cell>
          <table:table-cell table:style-name="ce53" office:value-type="float" office:value="2" calcext:value-type="float">
            <text:p>( 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0" calcext:value-type="float">
            <text:p>( 10 <text:s/>)</text:p>
          </table:table-cell>
          <table:table-cell table:style-name="ce55" office:value-type="float" office:value="2" calcext:value-type="float">
            <text:p>( 2 <text:s/>)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40" calcext:value-type="float">
            <text:p>( 4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0" calcext:value-type="float">
            <text:p><text:s/>170 <text:s/></text:p>
          </table:table-cell>
          <table:table-cell table:style-name="ce50" office:value-type="float" office:value="481" calcext:value-type="float">
            <text:p><text:s/>481 <text:s/></text:p>
          </table:table-cell>
          <table:table-cell table:style-name="ce50" office:value-type="float" office:value="116" calcext:value-type="float">
            <text:p><text:s/>1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08" calcext:value-type="float">
            <text:p><text:s/>3,5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0" calcext:value-type="float">
            <text:p><text:s/>400 <text:s/></text:p>
          </table:table-cell>
          <table:table-cell table:style-name="ce50" office:value-type="float" office:value="95" calcext:value-type="float">
            <text:p><text:s/>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06" calcext:value-type="float">
            <text:p><text:s/>3,50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0" calcext:value-type="float">
            <text:p><text:s/>170 <text:s/></text:p>
          </table:table-cell>
          <table:table-cell table:style-name="ce50" office:value-type="float" office:value="81" calcext:value-type="float">
            <text:p><text:s/>81 <text:s/></text:p>
          </table:table-cell>
          <table:table-cell table:style-name="ce50" office:value-type="float" office:value="21" calcext:value-type="float">
            <text:p><text:s/>2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70" calcext:value-type="float">
            <text:p>( 17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" calcext:value-type="float">
            <text:p><text:s/>257 <text:s/></text:p>
          </table:table-cell>
          <table:table-cell table:style-name="ce50" office:value-type="float" office:value="46" calcext:value-type="float">
            <text:p><text:s/>4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4" calcext:value-type="float">
            <text:p><text:s/>444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97" calcext:value-type="float">
            <text:p><text:s/>197 <text:s/></text:p>
          </table:table-cell>
          <table:table-cell table:style-name="ce54" office:value-type="float" office:value="41" calcext:value-type="float">
            <text:p><text:s/>41 <text:s/>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8" calcext:value-type="float">
            <text:p><text:s/>1,318 <text:s/></text:p>
          </table:table-cell>
          <table:table-cell table:style-name="ce50" office:value-type="float" office:value="151" calcext:value-type="float">
            <text:p><text:s/>15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" calcext:value-type="float">
            <text:p><text:s/>12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68" calcext:value-type="float">
            <text:p><text:s/>6,468 <text:s/></text:p>
          </table:table-cell>
          <table:table-cell table:style-name="ce50" office:value-type="float" office:value="5603" calcext:value-type="float">
            <text:p><text:s/>5,60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1" calcext:value-type="float">
            <text:p><text:s/>7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8" calcext:value-type="float">
            <text:p><text:s/>118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" calcext:value-type="float">
            <text:p><text:s/>147 <text:s/></text:p>
          </table:table-cell>
          <table:table-cell table:style-name="ce50" office:value-type="float" office:value="47" calcext:value-type="float">
            <text:p><text:s/>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6" calcext:value-type="float">
            <text:p><text:s/>956 <text:s/></text:p>
          </table:table-cell>
          <table:table-cell table:style-name="ce50" office:value-type="float" office:value="194" calcext:value-type="float">
            <text:p><text:s/>19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49448" calcext:value-type="float">
            <text:p><text:s/>6,449,448 <text:s/></text:p>
          </table:table-cell>
          <table:table-cell table:style-name="ce50" office:value-type="float" office:value="2597185" calcext:value-type="float">
            <text:p><text:s/>2,597,185 <text:s/></text:p>
          </table:table-cell>
          <table:table-cell table:style-name="ce50" office:value-type="float" office:value="1147" calcext:value-type="float">
            <text:p><text:s/>1,147 <text:s/></text:p>
          </table:table-cell>
          <table:table-cell table:style-name="ce50" office:value-type="float" office:value="708" calcext:value-type="float">
            <text:p><text:s/>708 <text:s/></text:p>
          </table:table-cell>
          <table:table-cell table:style-name="ce50" office:value-type="float" office:value="152099" calcext:value-type="float">
            <text:p><text:s/>152,0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7" calcext:value-type="float">
            <text:p><text:s/>1,147 <text:s/></text:p>
          </table:table-cell>
          <table:table-cell table:style-name="ce50" office:value-type="float" office:value="708" calcext:value-type="float">
            <text:p><text:s/>708 <text:s/></text:p>
          </table:table-cell>
          <table:table-cell table:style-name="ce50" office:value-type="float" office:value="152099" calcext:value-type="float">
            <text:p><text:s/>152,09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49448" calcext:value-type="float">
            <text:p><text:s/>6,449,448 <text:s/></text:p>
          </table:table-cell>
          <table:table-cell table:style-name="ce50" office:value-type="float" office:value="2597185" calcext:value-type="float">
            <text:p><text:s/>2,597,1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" calcext:value-type="float">
            <text:p><text:s/>190 <text:s/></text:p>
          </table:table-cell>
          <table:table-cell table:style-name="ce50" office:value-type="float" office:value="32" calcext:value-type="float">
            <text:p><text:s/>3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9" calcext:value-type="float">
            <text:p><text:s/>189 <text:s/></text:p>
          </table:table-cell>
          <table:table-cell table:style-name="ce50" office:value-type="float" office:value="32" calcext:value-type="float">
            <text:p><text:s/>3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" calcext:value-type="float">
            <text:p><text:s/>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281" calcext:value-type="float">
            <text:p><text:s/>61,281 <text:s/></text:p>
          </table:table-cell>
          <table:table-cell table:style-name="ce50" office:value-type="float" office:value="26166" calcext:value-type="float">
            <text:p><text:s/>26,166 <text:s/></text:p>
          </table:table-cell>
          <table:table-cell table:style-name="ce50" office:value-type="float" office:value="10791" calcext:value-type="float">
            <text:p><text:s/>10,791 <text:s/></text:p>
          </table:table-cell>
          <table:table-cell table:style-name="ce50" office:value-type="float" office:value="283285" calcext:value-type="float">
            <text:p><text:s/>283,285 <text:s/></text:p>
          </table:table-cell>
          <table:table-cell table:style-name="ce50" office:value-type="float" office:value="996" calcext:value-type="float">
            <text:p><text:s/>996 <text:s/></text:p>
          </table:table-cell>
          <table:table-cell table:style-name="ce50" office:value-type="float" office:value="27483" calcext:value-type="float">
            <text:p><text:s/>27,4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2595" calcext:value-type="float">
            <text:p><text:s/>12,59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3" calcext:value-type="float">
            <text:p><text:s/>6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" calcext:value-type="float">
            <text:p><text:s/>34 <text:s/></text:p>
          </table:table-cell>
          <table:table-cell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46" calcext:value-type="float">
            <text:p><text:s/>2,146 <text:s/></text:p>
          </table:table-cell>
          <table:table-cell table:style-name="ce50" office:value-type="float" office:value="361" calcext:value-type="float">
            <text:p><text:s/>3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61" calcext:value-type="float">
            <text:p><text:s/>1,361 <text:s/></text:p>
          </table:table-cell>
          <table:table-cell table:style-name="ce50" office:value-type="float" office:value="253" calcext:value-type="float">
            <text:p><text:s/>2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726" calcext:value-type="float">
            <text:p><text:s/>50,726 <text:s/></text:p>
          </table:table-cell>
          <table:table-cell table:style-name="ce50" office:value-type="float" office:value="24231" calcext:value-type="float">
            <text:p><text:s/>24,231 <text:s/></text:p>
          </table:table-cell>
          <table:table-cell table:style-name="ce50" office:value-type="float" office:value="10791" calcext:value-type="float">
            <text:p><text:s/>10,791 <text:s/></text:p>
          </table:table-cell>
          <table:table-cell table:style-name="ce50" office:value-type="float" office:value="283285" calcext:value-type="float">
            <text:p><text:s/>283,285 <text:s/></text:p>
          </table:table-cell>
          <table:table-cell table:style-name="ce50" office:value-type="float" office:value="996" calcext:value-type="float">
            <text:p><text:s/>996 <text:s/></text:p>
          </table:table-cell>
          <table:table-cell table:style-name="ce50" office:value-type="float" office:value="11515" calcext:value-type="float">
            <text:p><text:s/>11,51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014" calcext:value-type="float">
            <text:p><text:s/>7,014 <text:s/></text:p>
          </table:table-cell>
          <table:table-cell table:style-name="ce51" office:value-type="float" office:value="1311" calcext:value-type="float">
            <text:p><text:s/>1,311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309" calcext:value-type="float">
            <text:p><text:s/>3,309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71897.1" calcext:value-type="float">
            <text:p><text:s/>2,771,8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71897.1" calcext:value-type="float">
            <text:p><text:s/>2,771,8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771897.1" calcext:value-type="float">
            <text:p>( 2,771,89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8395" calcext:value-type="float">
            <text:p><text:s/>48,395 <text:s/></text:p>
          </table:table-cell>
          <table:table-cell table:style-name="ce50" office:value-type="float" office:value="2781362" calcext:value-type="float">
            <text:p><text:s/>2,781,3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1748" calcext:value-type="float">
            <text:p><text:s/>191,748 <text:s/></text:p>
          </table:table-cell>
          <table:table-cell table:style-name="ce50" office:value-type="float" office:value="4658" calcext:value-type="float">
            <text:p><text:s/>4,658 <text:s/></text:p>
          </table:table-cell>
          <table:table-cell table:style-name="ce50" office:value-type="float" office:value="362592.118878824" calcext:value-type="float">
            <text:p><text:s/>362,5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056" calcext:value-type="float">
            <text:p><text:s/>14,056 <text:s/></text:p>
          </table:table-cell>
          <table:table-cell table:style-name="ce50" office:value-type="float" office:value="209290" calcext:value-type="float">
            <text:p><text:s/>209,29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45320" calcext:value-type="float">
            <text:p><text:s/>45,320 <text:s/></text:p>
          </table:table-cell>
          <table:table-cell table:style-name="ce50" office:value-type="float" office:value="267702" calcext:value-type="float">
            <text:p><text:s/>267,7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4654" calcext:value-type="float">
            <text:p><text:s/>194,654 <text:s/></text:p>
          </table:table-cell>
          <table:table-cell table:style-name="ce50" office:value-type="float" office:value="25476" calcext:value-type="float">
            <text:p><text:s/>25,476 <text:s/></text:p>
          </table:table-cell>
          <table:table-cell table:style-name="ce50" office:value-type="float" office:value="17295.5863700783" calcext:value-type="float">
            <text:p><text:s/>17,29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276" calcext:value-type="float">
            <text:p><text:s/>28,276 <text:s/></text:p>
          </table:table-cell>
          <table:table-cell table:style-name="ce50" office:value-type="float" office:value="178632.594202899" calcext:value-type="float">
            <text:p><text:s/>178,63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28802" calcext:value-type="float">
            <text:p><text:s/>128,802 <text:s/></text:p>
          </table:table-cell>
          <table:table-cell table:style-name="ce50" office:value-type="float" office:value="2035257" calcext:value-type="float">
            <text:p><text:s/>2,035,2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09" calcext:value-type="float">
            <text:p><text:s/>2,10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46142" calcext:value-type="float">
            <text:p><text:s/>-146,142 <text:s/></text:p>
          </table:table-cell>
          <table:table-cell table:style-name="ce50" office:value-type="float" office:value="-476930.769230769" calcext:value-type="float">
            <text:p><text:s/>-476,9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580.1485148515" calcext:value-type="float">
            <text:p><text:s/>42,580 <text:s/></text:p>
          </table:table-cell>
          <table:table-cell table:style-name="ce50" office:value-type="float" office:value="-8629" calcext:value-type="float">
            <text:p><text:s/>-8,629 <text:s/></text:p>
          </table:table-cell>
          <table:table-cell table:style-name="ce50" office:value-type="float" office:value="-3392" calcext:value-type="float">
            <text:p><text:s/>-3,3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31759" calcext:value-type="float">
            <text:p><text:s/>-31,759 <text:s/></text:p>
          </table:table-cell>
          <table:table-cell table:style-name="ce50" office:value-type="float" office:value="-164550.033333333" calcext:value-type="float">
            <text:p><text:s/>-164,55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0414.9999999999" calcext:value-type="float">
            <text:p><text:s/>20,415 <text:s/></text:p>
          </table:table-cell>
          <table:table-cell table:style-name="ce51" office:value-type="float" office:value="955333.769230769" calcext:value-type="float">
            <text:p><text:s/>955,33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47595.1485148515" calcext:value-type="float">
            <text:p><text:s/>-47,595 <text:s/></text:p>
          </table:table-cell>
          <table:table-cell table:style-name="ce51" office:value-type="float" office:value="-12189" calcext:value-type="float">
            <text:p><text:s/>-12,189 <text:s/></text:p>
          </table:table-cell>
          <table:table-cell table:style-name="ce51" office:value-type="float" office:value="348688.532508746" calcext:value-type="float">
            <text:p><text:s/>348,68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7539" calcext:value-type="float">
            <text:p><text:s/>17,539 <text:s/></text:p>
          </table:table-cell>
          <table:table-cell table:style-name="ce51" office:value-type="float" office:value="195207.439130435" calcext:value-type="float">
            <text:p><text:s/>195,20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30219" calcext:value-type="float">
            <text:p><text:s/>130,219 <text:s/></text:p>
          </table:table-cell>
          <table:table-cell table:style-name="ce50" office:value-type="float" office:value="1566806.76923077" calcext:value-type="float">
            <text:p><text:s/>1,566,8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77" calcext:value-type="float">
            <text:p><text:s/>2,777 <text:s/></text:p>
          </table:table-cell>
          <table:table-cell table:style-name="ce50" office:value-type="float" office:value="16" calcext:value-type="float">
            <text:p><text:s/>16 <text:s/></text:p>
          </table:table-cell>
          <table:table-cell table:style-name="ce50" office:value-type="float" office:value="1379" calcext:value-type="float">
            <text:p><text:s/>1,3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88606.255555556" calcext:value-type="float">
            <text:p><text:s/>188,60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67990.93700429" calcext:value-type="float">
            <text:p><text:s/>267,991 <text:s/></text:p>
          </table:table-cell>
          <table:table-cell table:style-name="ce50" office:value-type="float" office:value="5011243.22019663" calcext:value-type="float">
            <text:p><text:s/>5,011,2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67945" calcext:value-type="float">
            <text:p><text:s/>267,945 <text:s/></text:p>
          </table:table-cell>
          <table:table-cell table:style-name="ce50" office:value-type="float" office:value="4696979" calcext:value-type="float">
            <text:p><text:s/>4,696,9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45.93700429" calcext:value-type="float">
            <text:p><text:s/>46 <text:s/></text:p>
          </table:table-cell>
          <table:table-cell table:style-name="ce51" office:value-type="float" office:value="314264.22019663" calcext:value-type="float">
            <text:p><text:s/>314,26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4934378" calcext:value-type="float">
            <text:p><text:s/>4,934,378 <text:s/></text:p>
          </table:table-cell>
          <table:table-cell table:style-name="ce50" office:value-type="float" office:value="11825566" calcext:value-type="float">
            <text:p><text:s/>11,825,5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8275.247524752" calcext:value-type="float">
            <text:p><text:s/>308,275 <text:s/></text:p>
          </table:table-cell>
          <table:table-cell table:style-name="ce50" office:value-type="float" office:value="598038" calcext:value-type="float">
            <text:p><text:s/>598,038 <text:s/></text:p>
          </table:table-cell>
          <table:table-cell table:style-name="ce50" office:value-type="float" office:value="61403" calcext:value-type="float">
            <text:p><text:s/>61,4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635" calcext:value-type="float">
            <text:p><text:s/>128,635 <text:s/></text:p>
          </table:table-cell>
          <table:table-cell table:style-name="ce50" office:value-type="float" office:value="1385072.20772947" calcext:value-type="float">
            <text:p><text:s/>1,385,0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4864703.14181818" calcext:value-type="float">
            <text:p><text:s/>4,864,703 <text:s/></text:p>
          </table:table-cell>
          <table:table-cell table:style-name="ce50" office:value-type="float" office:value="11825566" calcext:value-type="float">
            <text:p><text:s/>11,825,56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8275.247524752" calcext:value-type="float">
            <text:p><text:s/>308,275 <text:s/></text:p>
          </table:table-cell>
          <table:table-cell table:style-name="ce50" office:value-type="float" office:value="598038" calcext:value-type="float">
            <text:p><text:s/>598,038 <text:s/></text:p>
          </table:table-cell>
          <table:table-cell table:style-name="ce50" office:value-type="float" office:value="61403" calcext:value-type="float">
            <text:p><text:s/>61,4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8635" calcext:value-type="float">
            <text:p><text:s/>128,635 <text:s/></text:p>
          </table:table-cell>
          <table:table-cell table:style-name="ce50" office:value-type="float" office:value="1312032.41395169" calcext:value-type="float">
            <text:p><text:s/>1,312,03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69674.8581818182" calcext:value-type="float">
            <text:p><text:s/>69,67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73039.7937777778" calcext:value-type="float">
            <text:p><text:s/>73,0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8364" calcext:value-type="float">
            <text:p><text:s/>38,364 <text:s/></text:p>
          </table:table-cell>
          <table:table-cell table:style-name="ce50" office:value-type="float" office:value="395864.14732066" calcext:value-type="float">
            <text:p><text:s/>395,86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56" calcext:value-type="float">
            <text:p><text:s/>56 <text:s/></text:p>
          </table:table-cell>
          <table:table-cell table:style-name="ce50" office:value-type="float" office:value="174" calcext:value-type="float">
            <text:p><text:s/>1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72" calcext:value-type="float">
            <text:p><text:s/>172 <text:s/></text:p>
          </table:table-cell>
          <table:table-cell table:style-name="ce50" office:value-type="float" office:value="10129" calcext:value-type="float">
            <text:p><text:s/>10,1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2390" calcext:value-type="float">
            <text:p><text:s/>2,39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5713" calcext:value-type="float">
            <text:p><text:s/>35,713 <text:s/></text:p>
          </table:table-cell>
          <table:table-cell table:style-name="ce50" office:value-type="float" office:value="385561.14732066" calcext:value-type="float">
            <text:p><text:s/>385,5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3" calcext:value-type="float">
            <text:p><text:s/>33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518219.06299571" calcext:value-type="float">
            <text:p><text:s/>4,518,219 <text:s/></text:p>
          </table:table-cell>
          <table:table-cell table:style-name="ce52" office:value-type="float" office:value="5806985.63248271" calcext:value-type="float">
            <text:p><text:s/>5,806,98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57903.099009901" calcext:value-type="float">
            <text:p><text:s/>257,903 <text:s/></text:p>
          </table:table-cell>
          <table:table-cell table:style-name="ce52" office:value-type="float" office:value="585833" calcext:value-type="float">
            <text:p><text:s/>585,833 <text:s/></text:p>
          </table:table-cell>
          <table:table-cell table:style-name="ce52" office:value-type="float" office:value="408712.532508746" calcext:value-type="float">
            <text:p><text:s/>408,71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6174" calcext:value-type="float">
            <text:p><text:s/>146,174 <text:s/></text:p>
          </table:table-cell>
          <table:table-cell table:style-name="ce52" office:value-type="float" office:value="1391673.39130435" calcext:value-type="float">
            <text:p><text:s/>1,391,67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518219.06299571" calcext:value-type="float">
            <text:p><text:s/>4,518,219 <text:s/></text:p>
          </table:table-cell>
          <table:table-cell table:style-name="ce52" office:value-type="float" office:value="5806985.63248271" calcext:value-type="float">
            <text:p><text:s/>5,806,986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03854" calcext:value-type="float">
            <text:p><text:s/>103,854 <text:s/></text:p>
          </table:table-cell>
          <table:table-cell table:style-name="ce52" office:value-type="float" office:value="44962" calcext:value-type="float">
            <text:p><text:s/>44,9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37630.06299571" calcext:value-type="float">
            <text:p><text:s/>237,630 <text:s/></text:p>
          </table:table-cell>
          <table:table-cell table:style-name="ce50" office:value-type="float" office:value="5180505.63248271" calcext:value-type="float">
            <text:p><text:s/>5,180,5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854" calcext:value-type="float">
            <text:p><text:s/>103,854 <text:s/></text:p>
          </table:table-cell>
          <table:table-cell table:style-name="ce50" office:value-type="float" office:value="44962" calcext:value-type="float">
            <text:p><text:s/>44,96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8059" calcext:value-type="float">
            <text:p><text:s/>18,059 <text:s/></text:p>
          </table:table-cell>
          <table:table-cell table:style-name="ce50" office:value-type="float" office:value="17038" calcext:value-type="float">
            <text:p><text:s/>17,0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9724" calcext:value-type="float">
            <text:p><text:s/>19,724 <text:s/></text:p>
          </table:table-cell>
          <table:table-cell table:style-name="ce50" office:value-type="float" office:value="464230.66335043" calcext:value-type="float">
            <text:p><text:s/>464,2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108.22062169" calcext:value-type="float">
            <text:p><text:s/>5,108 <text:s/></text:p>
          </table:table-cell>
          <table:table-cell table:style-name="ce50" office:value-type="float" office:value="1026916.13745048" calcext:value-type="float">
            <text:p><text:s/>1,026,9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62" calcext:value-type="float">
            <text:p><text:s/>162 <text:s/></text:p>
          </table:table-cell>
          <table:table-cell table:style-name="ce50" office:value-type="float" office:value="28983" calcext:value-type="float">
            <text:p><text:s/>28,9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687" calcext:value-type="float">
            <text:p><text:s/>687 <text:s/></text:p>
          </table:table-cell>
          <table:table-cell table:style-name="ce50" office:value-type="float" office:value="8629" calcext:value-type="float">
            <text:p><text:s/>8,6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399.84237402" calcext:value-type="float">
            <text:p><text:s/>2,400 <text:s/></text:p>
          </table:table-cell>
          <table:table-cell table:style-name="ce50" office:value-type="float" office:value="457822.97951171" calcext:value-type="float">
            <text:p><text:s/>457,8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96" calcext:value-type="float">
            <text:p><text:s/>8,5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477" calcext:value-type="float">
            <text:p><text:s/>477 <text:s/></text:p>
          </table:table-cell>
          <table:table-cell table:style-name="ce50" office:value-type="float" office:value="1980" calcext:value-type="float">
            <text:p><text:s/>1,9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52433" calcext:value-type="float">
            <text:p><text:s/>52,433 <text:s/></text:p>
          </table:table-cell>
          <table:table-cell table:style-name="ce50" office:value-type="float" office:value="1156575.45445709" calcext:value-type="float">
            <text:p><text:s/>1,156,5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52433" calcext:value-type="float">
            <text:p><text:s/>52,433 <text:s/></text:p>
          </table:table-cell>
          <table:table-cell table:style-name="ce50" office:value-type="float" office:value="1136440.60104398" calcext:value-type="float">
            <text:p><text:s/>1,136,4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6999" calcext:value-type="float">
            <text:p>( 26,999 <text:s/>)</text:p>
          </table:table-cell>
          <table:table-cell table:style-name="ce53" office:value-type="float" office:value="1136440.601098" calcext:value-type="float">
            <text:p>( 1,136,44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25434" calcext:value-type="float">
            <text:p>( 25,434 <text:s/>)</text:p>
          </table:table-cell>
          <table:table-cell table:style-name="ce53" office:value-type="float" office:value="-0.00005402" calcext:value-type="float">
            <text:p>( -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134.85342869" calcext:value-type="float">
            <text:p><text:s/>20,1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1558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710" calcext:value-type="float">
            <text:p><text:s/>4,710 <text:s/></text:p>
          </table:table-cell>
          <table:table-cell table:style-name="ce50" office:value-type="float" office:value="124594" calcext:value-type="float">
            <text:p><text:s/>124,5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02" calcext:value-type="float">
            <text:p><text:s/>502 <text:s/></text:p>
          </table:table-cell>
          <table:table-cell table:style-name="ce50" office:value-type="float" office:value="107136" calcext:value-type="float">
            <text:p><text:s/>107,1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135" calcext:value-type="float">
            <text:p><text:s/>2,135 <text:s/></text:p>
          </table:table-cell>
          <table:table-cell table:style-name="ce54" office:value-type="float" office:value="243656.127713" calcext:value-type="float">
            <text:p><text:s/>243,65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4576" calcext:value-type="float">
            <text:p><text:s/>34,576 <text:s/></text:p>
          </table:table-cell>
          <table:table-cell table:style-name="ce50" office:value-type="float" office:value="510006" calcext:value-type="float">
            <text:p><text:s/>510,0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5258" calcext:value-type="float">
            <text:p><text:s/>95,25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6556" calcext:value-type="float">
            <text:p><text:s/>26,556 <text:s/></text:p>
          </table:table-cell>
          <table:table-cell table:style-name="ce50" office:value-type="float" office:value="57228" calcext:value-type="float">
            <text:p><text:s/>57,2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373" calcext:value-type="float">
            <text:p><text:s/>67,3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8020" calcext:value-type="float">
            <text:p><text:s/>8,020 <text:s/></text:p>
          </table:table-cell>
          <table:table-cell table:style-name="ce50" office:value-type="float" office:value="452778" calcext:value-type="float">
            <text:p><text:s/>452,77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885" calcext:value-type="float">
            <text:p><text:s/>27,8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304" calcext:value-type="float">
            <text:p>( 304 <text:s/>)</text:p>
          </table:table-cell>
          <table:table-cell table:style-name="ce53" office:value-type="float" office:value="30468" calcext:value-type="float">
            <text:p>( 30,46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713" calcext:value-type="float">
            <text:p>( 2,713 <text:s/>)</text:p>
          </table:table-cell>
          <table:table-cell table:style-name="ce55" office:value-type="float" office:value="270179" calcext:value-type="float">
            <text:p>( 270,179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2018" calcext:value-type="float">
            <text:p><text:s/>12,018 <text:s/></text:p>
          </table:table-cell>
          <table:table-cell table:style-name="ce50" office:value-type="float" office:value="729902.27" calcext:value-type="float">
            <text:p><text:s/>729,9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962" calcext:value-type="float">
            <text:p><text:s/>44,96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792" calcext:value-type="float">
            <text:p><text:s/>10,792 <text:s/></text:p>
          </table:table-cell>
          <table:table-cell table:style-name="ce50" office:value-type="float" office:value="669669.27" calcext:value-type="float">
            <text:p><text:s/>669,66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962" calcext:value-type="float">
            <text:p><text:s/>44,962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226" calcext:value-type="float">
            <text:p><text:s/>1,226 <text:s/></text:p>
          </table:table-cell>
          <table:table-cell table:style-name="ce50" office:value-type="float" office:value="60233" calcext:value-type="float">
            <text:p><text:s/>60,2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4080" calcext:value-type="float">
            <text:p><text:s/>4,080 <text:s/></text:p>
          </table:table-cell>
          <table:table-cell table:style-name="ce50" office:value-type="float" office:value="74177" calcext:value-type="float">
            <text:p><text:s/>74,1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163" calcext:value-type="float">
            <text:p><text:s/>1,163 <text:s/></text:p>
          </table:table-cell>
          <table:table-cell table:style-name="ce54" office:value-type="float" office:value="15741" calcext:value-type="float">
            <text:p><text:s/>15,74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330" calcext:value-type="float">
            <text:p><text:s/>6,330 <text:s/></text:p>
          </table:table-cell>
          <table:table-cell table:style-name="ce50" office:value-type="float" office:value="52934" calcext:value-type="float">
            <text:p><text:s/>52,9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4556" calcext:value-type="float">
            <text:p><text:s/>14,556 <text:s/></text:p>
          </table:table-cell>
          <table:table-cell table:style-name="ce50" office:value-type="float" office:value="42112" calcext:value-type="float">
            <text:p><text:s/>42,1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431" calcext:value-type="float">
            <text:p><text:s/>2,431 <text:s/></text:p>
          </table:table-cell>
          <table:table-cell table:style-name="ce50" office:value-type="float" office:value="27563" calcext:value-type="float">
            <text:p><text:s/>27,56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2" calcext:value-type="float">
            <text:p><text:s/>4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6037" calcext:value-type="float">
            <text:p><text:s/>56,037 <text:s/></text:p>
          </table:table-cell>
          <table:table-cell table:style-name="ce50" office:value-type="float" office:value="90509" calcext:value-type="float">
            <text:p><text:s/>90,5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109340" calcext:value-type="float">
            <text:p><text:s/>3,109,340 <text:s/></text:p>
          </table:table-cell>
          <table:table-cell table:style-name="ce50" office:value-type="float" office:value="194337" calcext:value-type="float">
            <text:p><text:s/>194,3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2965980" calcext:value-type="float">
            <text:p><text:s/>2,965,98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0636" calcext:value-type="float">
            <text:p><text:s/>50,63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92724" calcext:value-type="float">
            <text:p><text:s/>92,724 <text:s/></text:p>
          </table:table-cell>
          <table:table-cell table:style-name="ce50" office:value-type="float" office:value="194337" calcext:value-type="float">
            <text:p><text:s/>194,33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24341" calcext:value-type="float">
            <text:p><text:s/>824,341 <text:s/></text:p>
          </table:table-cell>
          <table:table-cell table:style-name="ce50" office:value-type="float" office:value="141332" calcext:value-type="float">
            <text:p><text:s/>141,3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292" calcext:value-type="float">
            <text:p><text:s/>1,292 <text:s/></text:p>
          </table:table-cell>
          <table:table-cell table:style-name="ce50" office:value-type="float" office:value="839" calcext:value-type="float">
            <text:p><text:s/>8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823049" calcext:value-type="float">
            <text:p><text:s/>823,049 <text:s/></text:p>
          </table:table-cell>
          <table:table-cell table:style-name="ce51" office:value-type="float" office:value="140493" calcext:value-type="float">
            <text:p><text:s/>140,49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46908" calcext:value-type="float">
            <text:p><text:s/>346,908 <text:s/></text:p>
          </table:table-cell>
          <table:table-cell table:style-name="ce50" office:value-type="float" office:value="290811" calcext:value-type="float">
            <text:p><text:s/>290,8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56519" calcext:value-type="float">
            <text:p><text:s/>56,519 <text:s/></text:p>
          </table:table-cell>
          <table:table-cell table:style-name="ce50" office:value-type="float" office:value="75718" calcext:value-type="float">
            <text:p><text:s/>75,7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779" calcext:value-type="float">
            <text:p><text:s/>1,779 <text:s/></text:p>
          </table:table-cell>
          <table:table-cell table:style-name="ce50" office:value-type="float" office:value="6918" calcext:value-type="float">
            <text:p><text:s/>6,91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8578" calcext:value-type="float">
            <text:p><text:s/>8,578 <text:s/></text:p>
          </table:table-cell>
          <table:table-cell table:style-name="ce50" office:value-type="float" office:value="465" calcext:value-type="float">
            <text:p><text:s/>46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320" calcext:value-type="float">
            <text:p><text:s/>1,32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938" calcext:value-type="float">
            <text:p><text:s/>1,938 <text:s/></text:p>
          </table:table-cell>
          <table:table-cell table:style-name="ce50" office:value-type="float" office:value="1212" calcext:value-type="float">
            <text:p><text:s/>1,21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97355" calcext:value-type="float">
            <text:p><text:s/>197,355 <text:s/></text:p>
          </table:table-cell>
          <table:table-cell table:style-name="ce50" office:value-type="float" office:value="164360" calcext:value-type="float">
            <text:p><text:s/>164,3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9419" calcext:value-type="float">
            <text:p><text:s/>79,419 <text:s/></text:p>
          </table:table-cell>
          <table:table-cell table:style-name="ce51" office:value-type="float" office:value="42138" calcext:value-type="float">
            <text:p><text:s/>42,13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903.099009901" calcext:value-type="float">
            <text:p><text:s/>257,903 <text:s/></text:p>
          </table:table-cell>
          <table:table-cell table:style-name="ce50" office:value-type="float" office:value="585833" calcext:value-type="float">
            <text:p><text:s/>585,833 <text:s/></text:p>
          </table:table-cell>
          <table:table-cell table:style-name="ce50" office:value-type="float" office:value="408712.532508746" calcext:value-type="float">
            <text:p><text:s/>408,7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20" calcext:value-type="float">
            <text:p><text:s/>42,320 <text:s/></text:p>
          </table:table-cell>
          <table:table-cell table:style-name="ce50" office:value-type="float" office:value="1346711.39130435" calcext:value-type="float">
            <text:p><text:s/>1,346,71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903.099009901" calcext:value-type="float">
            <text:p><text:s/>257,903 <text:s/></text:p>
          </table:table-cell>
          <table:table-cell table:style-name="ce50" office:value-type="float" office:value="585833" calcext:value-type="float">
            <text:p><text:s/>585,833 <text:s/></text:p>
          </table:table-cell>
          <table:table-cell table:style-name="ce50" office:value-type="float" office:value="408712.532508746" calcext:value-type="float">
            <text:p><text:s/>408,7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20" calcext:value-type="float">
            <text:p><text:s/>42,320 <text:s/></text:p>
          </table:table-cell>
          <table:table-cell table:style-name="ce50" office:value-type="float" office:value="1346711.39130435" calcext:value-type="float">
            <text:p><text:s/>1,346,71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051359.93952751" calcext:value-type="float">
            <text:p><text:s/>1,051,360 <text:s/></text:p>
          </table:table-cell>
          <table:table-cell table:style-name="ce57" office:value-type="float" office:value="21323600.8200435" calcext:value-type="float">
            <text:p><text:s/>21,323,60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051104.35201651" calcext:value-type="float">
            <text:p><text:s/>1,051,104 <text:s/></text:p>
          </table:table-cell>
          <table:table-cell table:style-name="ce57" office:value-type="float" office:value="19570296.3249835" calcext:value-type="float">
            <text:p><text:s/>19,570,29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55.587511" calcext:value-type="float">
            <text:p><text:s/>256 <text:s/></text:p>
          </table:table-cell>
          <table:table-cell table:style-name="ce57" office:value-type="float" office:value="1753304.49506" calcext:value-type="float">
            <text:p><text:s/>1,753,304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75953.535353535" calcext:value-type="float">
            <text:p><text:s/>575,954 <text:s/></text:p>
          </table:table-cell>
          <table:table-cell table:style-name="ce49" office:value-type="float" office:value="855291" calcext:value-type="float">
            <text:p><text:s/>855,29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90190.5253402393" calcext:value-type="float">
            <text:p><text:s/>90,191 <text:s/></text:p>
          </table:table-cell>
          <table:table-cell table:number-columns-repeated="2" table:style-name="ce49" office:value-type="float" office:value="60072.5245135727" calcext:value-type="float">
            <text:p><text:s/>60,073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30118.0008266667" calcext:value-type="float">
            <text:p><text:s/>30,11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638307.57575758" calcext:value-type="float">
            <text:p><text:s/>1,638,3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2566" calcext:value-type="float">
            <text:p><text:s/>2,162,5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77479.4612794613" calcext:value-type="float">
            <text:p><text:s/>77,479 <text:s/></text:p>
          </table:table-cell>
          <table:table-cell table:style-name="ce50" office:value-type="float" office:value="110341" calcext:value-type="float">
            <text:p><text:s/>110,341 <text:s/></text:p>
          </table:table-cell>
          <table:table-cell table:style-name="ce50" office:value-type="float" office:value="4192" calcext:value-type="float">
            <text:p><text:s/>4,1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136781.64983165" calcext:value-type="float">
            <text:p><text:s/>2,136,782 <text:s/></text:p>
          </table:table-cell>
          <table:table-cell table:style-name="ce51" office:value-type="float" office:value="744950" calcext:value-type="float">
            <text:p><text:s/>744,950 <text:s/></text:p>
          </table:table-cell>
          <table:table-cell table:style-name="ce51" office:value-type="float" office:value="2158374" calcext:value-type="float">
            <text:p><text:s/>2,158,374 <text:s/></text:p>
          </table:table-cell>
          <table:table-cell table:style-name="ce51" office:value-type="float" office:value="90190.5253402393" calcext:value-type="float">
            <text:p><text:s/>90,191 <text:s/></text:p>
          </table:table-cell>
          <table:table-cell table:number-columns-repeated="2" table:style-name="ce51" office:value-type="float" office:value="60072.5245135727" calcext:value-type="float">
            <text:p><text:s/>60,07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0118.0008266667" calcext:value-type="float">
            <text:p><text:s/>30,1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643737.12121212" calcext:value-type="float">
            <text:p><text:s/>1,643,7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9733" calcext:value-type="float">
            <text:p><text:s/>2,169,7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59231.626508984" calcext:value-type="float">
            <text:p><text:s/>559,232 <text:s/></text:p>
          </table:table-cell>
          <table:table-cell table:style-name="ce50" office:value-type="float" office:value="2473.153102" calcext:value-type="float">
            <text:p><text:s/>2,473 <text:s/></text:p>
          </table:table-cell>
          <table:table-cell table:style-name="ce50" office:value-type="float" office:value="735987.38867897" calcext:value-type="float">
            <text:p><text:s/>735,987 <text:s/></text:p>
          </table:table-cell>
          <table:table-cell table:style-name="ce50" office:value-type="float" office:value="84166.9251802964" calcext:value-type="float">
            <text:p><text:s/>84,167 <text:s/></text:p>
          </table:table-cell>
          <table:table-cell table:number-columns-repeated="2" table:style-name="ce50" office:value-type="float" office:value="60072.5245189631" calcext:value-type="float">
            <text:p><text:s/>60,07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094.4006613333" calcext:value-type="float">
            <text:p><text:s/>24,09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42132.575757576" calcext:value-type="float">
            <text:p><text:s/>542,1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15615" calcext:value-type="float">
            <text:p><text:s/>715,61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7099.0507514083" calcext:value-type="float">
            <text:p><text:s/>17,099 <text:s/></text:p>
          </table:table-cell>
          <table:table-cell table:style-name="ce51" office:value-type="float" office:value="2473.153102" calcext:value-type="float">
            <text:p><text:s/>2,473 <text:s/></text:p>
          </table:table-cell>
          <table:table-cell table:style-name="ce51" office:value-type="float" office:value="20372.38867897" calcext:value-type="float">
            <text:p><text:s/>20,372 <text:s/></text:p>
          </table:table-cell>
          <table:table-cell table:style-name="ce51" office:value-type="float" office:value="84166.9251802964" calcext:value-type="float">
            <text:p><text:s/>84,167 <text:s/></text:p>
          </table:table-cell>
          <table:table-cell table:number-columns-repeated="2" table:style-name="ce51" office:value-type="float" office:value="60072.5245189631" calcext:value-type="float">
            <text:p><text:s/>60,073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4094.4006613333" calcext:value-type="float">
            <text:p><text:s/>24,09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44739.98316498" calcext:value-type="float">
            <text:p><text:s/>1,644,740 <text:s/></text:p>
          </table:table-cell>
          <table:table-cell table:style-name="ce50" office:value-type="float" office:value="718382" calcext:value-type="float">
            <text:p><text:s/>718,382 <text:s/></text:p>
          </table:table-cell>
          <table:table-cell table:style-name="ce50" office:value-type="float" office:value="1532495" calcext:value-type="float">
            <text:p><text:s/>1,532,4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44739.98316498" calcext:value-type="float">
            <text:p><text:s/>1,644,740 <text:s/></text:p>
          </table:table-cell>
          <table:table-cell table:style-name="ce51" office:value-type="float" office:value="718382" calcext:value-type="float">
            <text:p><text:s/>718,382 <text:s/></text:p>
          </table:table-cell>
          <table:table-cell table:style-name="ce51" office:value-type="float" office:value="1532495" calcext:value-type="float">
            <text:p><text:s/>1,532,49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66091.705907327" calcext:value-type="float">
            <text:p><text:s/>566,092 <text:s/></text:p>
          </table:table-cell>
          <table:table-cell table:style-name="ce50" office:value-type="float" office:value="39806" calcext:value-type="float">
            <text:p><text:s/>39,806 <text:s/></text:p>
          </table:table-cell>
          <table:table-cell table:style-name="ce50" office:value-type="float" office:value="711857.94068656" calcext:value-type="float">
            <text:p><text:s/>711,8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66091.705907327" calcext:value-type="float">
            <text:p><text:s/>566,092 <text:s/></text:p>
          </table:table-cell>
          <table:table-cell table:style-name="ce50" office:value-type="float" office:value="39806" calcext:value-type="float">
            <text:p><text:s/>39,806 <text:s/></text:p>
          </table:table-cell>
          <table:table-cell table:style-name="ce50" office:value-type="float" office:value="711857.94068656" calcext:value-type="float">
            <text:p><text:s/>711,8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12461.1793682" calcext:value-type="float">
            <text:p><text:s/>1,012,461 <text:s/></text:p>
          </table:table-cell>
          <table:table-cell table:style-name="ce52" office:value-type="float" office:value="1421052.846898" calcext:value-type="float">
            <text:p><text:s/>1,421,053 <text:s/></text:p>
          </table:table-cell>
          <table:table-cell table:style-name="ce52" office:value-type="float" office:value="73290.67063447" calcext:value-type="float">
            <text:p><text:s/>73,291 <text:s/></text:p>
          </table:table-cell>
          <table:table-cell table:style-name="ce52" office:value-type="float" office:value="6023.60015994288" calcext:value-type="float">
            <text:p><text:s/>6,024 <text:s/></text:p>
          </table:table-cell>
          <table:table-cell table:number-columns-repeated="2" table:style-name="ce52" office:value-type="float" office:value="-0.0000053904513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023.60016533333" calcext:value-type="float">
            <text:p><text:s/>6,02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86072.627179649" calcext:value-type="float">
            <text:p><text:s/>786,073 <text:s/></text:p>
          </table:table-cell>
          <table:table-cell table:style-name="ce52" office:value-type="float" office:value="1084865.846898" calcext:value-type="float">
            <text:p><text:s/>1,084,866 <text:s/></text:p>
          </table:table-cell>
          <table:table-cell table:style-name="ce52" office:value-type="float" office:value="73290.67063447" calcext:value-type="float">
            <text:p><text:s/>73,291 <text:s/></text:p>
          </table:table-cell>
          <table:table-cell table:style-name="ce52" office:value-type="float" office:value="6023.60015994288" calcext:value-type="float">
            <text:p><text:s/>6,024 <text:s/></text:p>
          </table:table-cell>
          <table:table-cell table:number-columns-repeated="2" table:style-name="ce52" office:value-type="float" office:value="-0.0000053904513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023.60016533333" calcext:value-type="float">
            <text:p><text:s/>6,0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71549.647381669" calcext:value-type="float">
            <text:p><text:s/>271,550 <text:s/></text:p>
          </table:table-cell>
          <table:table-cell table:style-name="ce50" office:value-type="float" office:value="347102.846898" calcext:value-type="float">
            <text:p><text:s/>347,103 <text:s/></text:p>
          </table:table-cell>
          <table:table-cell table:style-name="ce50" office:value-type="float" office:value="49909.67063447" calcext:value-type="float">
            <text:p><text:s/>49,910 <text:s/></text:p>
          </table:table-cell>
          <table:table-cell table:style-name="ce50" office:value-type="float" office:value="6023.60015994288" calcext:value-type="float">
            <text:p><text:s/>6,024 <text:s/></text:p>
          </table:table-cell>
          <table:table-cell table:number-columns-repeated="2" table:style-name="ce50" office:value-type="float" office:value="-0.0000053904513" calcext:value-type="float">
            <text:p><text:s/>-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023.60016533333" calcext:value-type="float">
            <text:p><text:s/>6,0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.34680134680135" calcext:value-type="float">
            <text:p><text:s/>1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1345.3514464646" calcext:value-type="float">
            <text:p><text:s/>11,345 <text:s/></text:p>
          </table:table-cell>
          <table:table-cell table:style-name="ce50" office:value-type="float" office:value="16847.846898" calcext:value-type="float">
            <text:p><text:s/>16,84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09.427609427609" calcext:value-type="float">
            <text:p><text:s/>609 <text:s/></text:p>
          </table:table-cell>
          <table:table-cell table:style-name="ce50" office:value-type="float" office:value="905" calcext:value-type="float">
            <text:p><text:s/>9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53904513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9475.5080564167" calcext:value-type="float">
            <text:p><text:s/>29,4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907.67063447" calcext:value-type="float">
            <text:p><text:s/>38,9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9475.5080564167" calcext:value-type="float">
            <text:p><text:s/>29,47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907.67063447" calcext:value-type="float">
            <text:p><text:s/>38,9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29475.5080564167" calcext:value-type="float">
            <text:p>( 29,476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8907.67063447" calcext:value-type="float">
            <text:p>( 38,90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2867.34006734007" calcext:value-type="float">
            <text:p><text:s/>2,867 <text:s/></text:p>
          </table:table-cell>
          <table:table-cell table:style-name="ce50" office:value-type="float" office:value="4258" calcext:value-type="float">
            <text:p><text:s/>4,2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81.818181818182" calcext:value-type="float">
            <text:p><text:s/>182 <text:s/></text:p>
          </table:table-cell>
          <table:table-cell table:style-name="ce54" office:value-type="float" office:value="270" calcext:value-type="float">
            <text:p><text:s/>27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4701.683501684" calcext:value-type="float">
            <text:p><text:s/>184,702 <text:s/></text:p>
          </table:table-cell>
          <table:table-cell table:style-name="ce50" office:value-type="float" office:value="274282" calcext:value-type="float">
            <text:p><text:s/>274,2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84701.683501684" calcext:value-type="float">
            <text:p><text:s/>184,702 <text:s/></text:p>
          </table:table-cell>
          <table:table-cell table:style-name="ce50" office:value-type="float" office:value="274282" calcext:value-type="float">
            <text:p><text:s/>274,2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93907.0707070707" calcext:value-type="float">
            <text:p>( 93,907 <text:s/>)</text:p>
          </table:table-cell>
          <table:table-cell table:style-name="ce53" office:value-type="float" office:value="139452" calcext:value-type="float">
            <text:p>( 139,45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7550.1683501683" calcext:value-type="float">
            <text:p>( 27,550 <text:s/>)</text:p>
          </table:table-cell>
          <table:table-cell table:style-name="ce55" office:value-type="float" office:value="40912" calcext:value-type="float">
            <text:p>( 40,91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032.57575757576" calcext:value-type="float">
            <text:p><text:s/>8,0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03" calcext:value-type="float">
            <text:p><text:s/>10,6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032.57575757576" calcext:value-type="float">
            <text:p><text:s/>8,03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603" calcext:value-type="float">
            <text:p><text:s/>10,6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284.84848484848" calcext:value-type="float">
            <text:p><text:s/>2,285 <text:s/></text:p>
          </table:table-cell>
          <table:table-cell table:style-name="ce50" office:value-type="float" office:value="3393" calcext:value-type="float">
            <text:p><text:s/>3,3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592.592592592593" calcext:value-type="float">
            <text:p><text:s/>593 <text:s/></text:p>
          </table:table-cell>
          <table:table-cell table:style-name="ce54" office:value-type="float" office:value="880" calcext:value-type="float">
            <text:p><text:s/>88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1086.1952861953" calcext:value-type="float">
            <text:p><text:s/>31,086 <text:s/></text:p>
          </table:table-cell>
          <table:table-cell table:style-name="ce50" office:value-type="float" office:value="46073" calcext:value-type="float">
            <text:p><text:s/>46,073 <text:s/></text:p>
          </table:table-cell>
          <table:table-cell table:style-name="ce50" office:value-type="float" office:value="80" calcext:value-type="float">
            <text:p><text:s/>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41.666666666667" calcext:value-type="float">
            <text:p><text:s/>2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9" calcext:value-type="float">
            <text:p><text:s/>3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29.292929292929" calcext:value-type="float">
            <text:p><text:s/>129 <text:s/></text:p>
          </table:table-cell>
          <table:table-cell table:style-name="ce50" office:value-type="float" office:value="192" calcext:value-type="float">
            <text:p><text:s/>19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23.60016533333" calcext:value-type="float">
            <text:p><text:s/>6,0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23.60016533333" calcext:value-type="float">
            <text:p><text:s/>6,0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96517.0033670034" calcext:value-type="float">
            <text:p><text:s/>96,517 <text:s/></text:p>
          </table:table-cell>
          <table:table-cell table:style-name="ce50" office:value-type="float" office:value="123269" calcext:value-type="float">
            <text:p><text:s/>123,269 <text:s/></text:p>
          </table:table-cell>
          <table:table-cell table:style-name="ce50" office:value-type="float" office:value="17830" calcext:value-type="float">
            <text:p><text:s/>17,8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0832.7441077441" calcext:value-type="float">
            <text:p><text:s/>80,833 <text:s/></text:p>
          </table:table-cell>
          <table:table-cell table:style-name="ce50" office:value-type="float" office:value="105604" calcext:value-type="float">
            <text:p><text:s/>105,604 <text:s/></text:p>
          </table:table-cell>
          <table:table-cell table:style-name="ce50" office:value-type="float" office:value="12829" calcext:value-type="float">
            <text:p><text:s/>12,8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2765.5723905724" calcext:value-type="float">
            <text:p><text:s/>12,766 <text:s/></text:p>
          </table:table-cell>
          <table:table-cell table:style-name="ce50" office:value-type="float" office:value="13459" calcext:value-type="float">
            <text:p><text:s/>13,459 <text:s/></text:p>
          </table:table-cell>
          <table:table-cell table:style-name="ce50" office:value-type="float" office:value="4887" calcext:value-type="float">
            <text:p><text:s/>4,88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918.68686868687" calcext:value-type="float">
            <text:p><text:s/>2,919 <text:s/></text:p>
          </table:table-cell>
          <table:table-cell table:style-name="ce51" office:value-type="float" office:value="4206" calcext:value-type="float">
            <text:p><text:s/>4,206 <text:s/></text:p>
          </table:table-cell>
          <table:table-cell table:style-name="ce51" office:value-type="float" office:value="114" calcext:value-type="float">
            <text:p><text:s/>11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18005.976430976" calcext:value-type="float">
            <text:p><text:s/>418,006 <text:s/></text:p>
          </table:table-cell>
          <table:table-cell table:style-name="ce52" office:value-type="float" office:value="614494" calcext:value-type="float">
            <text:p><text:s/>614,494 <text:s/></text:p>
          </table:table-cell>
          <table:table-cell table:style-name="ce52" office:value-type="float" office:value="5551" calcext:value-type="float">
            <text:p><text:s/>5,55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26388.552188552" calcext:value-type="float">
            <text:p><text:s/>226,389 <text:s/></text:p>
          </table:table-cell>
          <table:table-cell table:style-name="ce50" office:value-type="float" office:value="336187" calcext:value-type="float">
            <text:p><text:s/>336,1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26388.552188552" calcext:value-type="float">
            <text:p><text:s/>226,389 <text:s/></text:p>
          </table:table-cell>
          <table:table-cell table:style-name="ce50" office:value-type="float" office:value="336187" calcext:value-type="float">
            <text:p><text:s/>336,1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021078.121516" calcext:value-type="float">
            <text:p><text:s/>3,021,078 <text:s/></text:p>
          </table:table-cell>
          <table:table-cell table:style-name="ce57" office:value-type="float" office:value="25932" calcext:value-type="float">
            <text:p><text:s/>25,932 <text:s/></text:p>
          </table:table-cell>
          <table:table-cell table:style-name="ce57" office:value-type="float" office:value="2995146.121516" calcext:value-type="float">
            <text:p><text:s/>2,995,146 <text:s/></text:p>
          </table:table-cell>
          <table:table-cell table:style-name="ce57" office:value-type="float" office:value="275203.907554" calcext:value-type="float">
            <text:p><text:s/>275,204 <text:s/></text:p>
          </table:table-cell>
          <table:table-cell table:number-columns-repeated="2" table:style-name="ce57" office:value-type="float" office:value="244239.907554" calcext:value-type="float">
            <text:p><text:s/>244,240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30964" calcext:value-type="float">
            <text:p><text:s/>30,96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790411.5" calcext:value-type="float">
            <text:p><text:s/>2,790,41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90411.5" calcext:value-type="float">
            <text:p><text:s/>2,790,41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30666.621516" calcext:value-type="float">
            <text:p><text:s/>230,667 <text:s/></text:p>
          </table:table-cell>
          <table:table-cell table:style-name="ce57" office:value-type="float" office:value="25932" calcext:value-type="float">
            <text:p><text:s/>25,932 <text:s/></text:p>
          </table:table-cell>
          <table:table-cell table:style-name="ce57" office:value-type="float" office:value="204734.621516" calcext:value-type="float">
            <text:p><text:s/>204,735 <text:s/></text:p>
          </table:table-cell>
          <table:table-cell table:style-name="ce57" office:value-type="float" office:value="275203.907554" calcext:value-type="float">
            <text:p><text:s/>275,204 <text:s/></text:p>
          </table:table-cell>
          <table:table-cell table:number-columns-repeated="2" table:style-name="ce57" office:value-type="float" office:value="244239.907554" calcext:value-type="float">
            <text:p><text:s/>244,240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30964" calcext:value-type="float">
            <text:p><text:s/>30,96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6555992.856" calcext:value-type="float">
            <text:p><text:s/>6,555,993 <text:s/></text:p>
          </table:table-cell>
          <table:table-cell table:style-name="ce49" office:value-type="float" office:value="1900" calcext:value-type="float">
            <text:p><text:s/>1,90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3844505" calcext:value-type="float">
            <text:p><text:s/>33,844,5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3844505" calcext:value-type="float">
            <text:p><text:s/>33,844,505 <text:s/></text:p>
          </table:table-cell>
          <table:table-cell table:style-name="ce51" office:value-type="float" office:value="6555992.856" calcext:value-type="float">
            <text:p><text:s/>6,555,993 <text:s/></text:p>
          </table:table-cell>
          <table:table-cell table:style-name="ce51" office:value-type="float" office:value="1900" calcext:value-type="float">
            <text:p><text:s/>1,90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9015.848296" calcext:value-type="float">
            <text:p><text:s/>99,01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3844505" calcext:value-type="float">
            <text:p><text:s/>33,844,505 <text:s/></text:p>
          </table:table-cell>
          <table:table-cell table:style-name="ce50" office:value-type="float" office:value="8351200.856" calcext:value-type="float">
            <text:p><text:s/>8,351,201 <text:s/></text:p>
          </table:table-cell>
          <table:table-cell table:style-name="ce50" office:value-type="float" office:value="1900" calcext:value-type="float">
            <text:p><text:s/>1,9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3844505" calcext:value-type="float">
            <text:p><text:s/>33,844,505 <text:s/></text:p>
          </table:table-cell>
          <table:table-cell table:style-name="ce50" office:value-type="float" office:value="8351200.856" calcext:value-type="float">
            <text:p><text:s/>8,351,201 <text:s/></text:p>
          </table:table-cell>
          <table:table-cell table:style-name="ce50" office:value-type="float" office:value="1900" calcext:value-type="float">
            <text:p><text:s/>1,9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95208" calcext:value-type="float">
            <text:p><text:s/>1,795,2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529764.509" calcext:value-type="float">
            <text:p><text:s/>105,529,76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95208" calcext:value-type="float">
            <text:p><text:s/>1,795,2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529764.509" calcext:value-type="float">
            <text:p><text:s/>105,529,76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27366.239" calcext:value-type="float">
            <text:p><text:s/>8,927,36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656.501" calcext:value-type="float">
            <text:p><text:s/>17,65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54.594" calcext:value-type="float">
            <text:p><text:s/>2,45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89.403" calcext:value-type="float">
            <text:p><text:s/>6,78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17143.318" calcext:value-type="float">
            <text:p><text:s/>2,317,14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50078.423" calcext:value-type="float">
            <text:p><text:s/>4,350,07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33244" calcext:value-type="float">
            <text:p><text:s/>2,233,24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822119.738704" calcext:value-type="float">
            <text:p><text:s/>5,822,12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0681262.683" calcext:value-type="float">
            <text:p><text:s/>90,681,263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0681262.683" calcext:value-type="float">
            <text:p><text:s/>90,681,2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307699.598" calcext:value-type="float">
            <text:p><text:s/>51,307,7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6628.8" calcext:value-type="float">
            <text:p><text:s/>166,6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00103.931" calcext:value-type="float">
            <text:p><text:s/>2,800,1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29671.624" calcext:value-type="float">
            <text:p><text:s/>7,229,6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8765.581" calcext:value-type="float">
            <text:p><text:s/>168,76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39777.841" calcext:value-type="float">
            <text:p><text:s/>639,7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93571.835" calcext:value-type="float">
            <text:p><text:s/>3,393,5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584.088" calcext:value-type="float">
            <text:p><text:s/>226,5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75116.628" calcext:value-type="float">
            <text:p><text:s/>9,875,11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17096.979" calcext:value-type="float">
            <text:p><text:s/>3,417,09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48799.95" calcext:value-type="float">
            <text:p>( 1,248,80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902354.294" calcext:value-type="float">
            <text:p>( 1,902,35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5942.735" calcext:value-type="float">
            <text:p>( 265,94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41942.625" calcext:value-type="float">
            <text:p><text:s/>4,541,9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16077.024" calcext:value-type="float">
            <text:p><text:s/>1,916,07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80501.616" calcext:value-type="float">
            <text:p><text:s/>1,680,5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6048.842" calcext:value-type="float">
            <text:p><text:s/>606,04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403623.468" calcext:value-type="float">
            <text:p><text:s/>2,403,6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35452.806" calcext:value-type="float">
            <text:p><text:s/>4,235,4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4083.127" calcext:value-type="float">
            <text:p><text:s/>2,374,0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61369.679" calcext:value-type="float">
            <text:p><text:s/>1,861,3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486578.992" calcext:value-type="float">
            <text:p><text:s/>6,486,5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239264.302" calcext:value-type="float">
            <text:p><text:s/>6,239,2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7314.69" calcext:value-type="float">
            <text:p><text:s/>247,3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07745.084" calcext:value-type="float">
            <text:p>( 107,74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56899.406" calcext:value-type="float">
            <text:p><text:s/>3,056,89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201277.043" calcext:value-type="float">
            <text:p><text:s/>1,201,2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27618.374" calcext:value-type="float">
            <text:p><text:s/>3,827,6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28799.786" calcext:value-type="float">
            <text:p><text:s/>1,128,8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49799.277" calcext:value-type="float">
            <text:p><text:s/>949,79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7039.653" calcext:value-type="float">
            <text:p><text:s/>847,0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3840.007" calcext:value-type="float">
            <text:p><text:s/>383,84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063.297" calcext:value-type="float">
            <text:p><text:s/>240,0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063.297" calcext:value-type="float">
            <text:p><text:s/>240,0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69488.207" calcext:value-type="float">
            <text:p><text:s/>1,669,4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6850.209" calcext:value-type="float">
            <text:p><text:s/>246,85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422637.998" calcext:value-type="float">
            <text:p><text:s/>1,422,6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180549.835" calcext:value-type="float">
            <text:p><text:s/>18,180,5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73665.44469509" calcext:value-type="float">
            <text:p><text:s/>2,173,6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02981.615943252" calcext:value-type="float">
            <text:p><text:s/>902,9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6578.921" calcext:value-type="float">
            <text:p><text:s/>256,5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0577.238" calcext:value-type="float">
            <text:p><text:s/>240,5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8615.579" calcext:value-type="float">
            <text:p><text:s/>578,6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0231.856822406" calcext:value-type="float">
            <text:p><text:s/>490,2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145.933101781" calcext:value-type="float">
            <text:p><text:s/>198,1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69055.55943747" calcext:value-type="float">
            <text:p><text:s/>2,769,0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79891.442" calcext:value-type="float">
            <text:p><text:s/>2,379,891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8190806.245" calcext:value-type="float">
            <text:p><text:s/>8,190,806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9283461.746" calcext:value-type="float">
            <text:p><text:s/>19,283,4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3844505" calcext:value-type="float">
            <text:p><text:s/>33,844,505 <text:s/></text:p>
          </table:table-cell>
          <table:table-cell table:style-name="ce57" office:value-type="float" office:value="8351200.856" calcext:value-type="float">
            <text:p><text:s/>8,351,201 <text:s/></text:p>
          </table:table-cell>
          <table:table-cell table:style-name="ce57" office:value-type="float" office:value="1900" calcext:value-type="float">
            <text:p><text:s/>1,9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3844505" calcext:value-type="float">
            <text:p><text:s/>33,844,505 <text:s/></text:p>
          </table:table-cell>
          <table:table-cell table:style-name="ce57" office:value-type="float" office:value="8351200.856" calcext:value-type="float">
            <text:p><text:s/>8,351,201 <text:s/></text:p>
          </table:table-cell>
          <table:table-cell table:style-name="ce57" office:value-type="float" office:value="1900" calcext:value-type="float">
            <text:p><text:s/>1,9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32047" calcext:value-type="float">
            <text:p><text:s/>32,047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2047" calcext:value-type="float">
            <text:p><text:s/>32,047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2047" calcext:value-type="float">
            <text:p><text:s/>32,047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2047" calcext:value-type="float">
            <text:p><text:s/>32,047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961.41" calcext:value-type="float">
            <text:p><text:s/>96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961.41" calcext:value-type="float">
            <text:p><text:s/>96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1085.59" calcext:value-type="float">
            <text:p><text:s/>31,08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